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style:font-name="Times New Roman" fo:font-size="14pt" fo:language="de" fo:country="DE" style:text-underline-style="solid" style:text-underline-width="auto" style:text-underline-color="font-color" fo:font-weight="normal" style:font-size-asian="14pt" style:font-weight-asian="normal" style:font-size-complex="14pt" style:font-weight-complex="normal"/>
    </style:style>
    <style:style style:name="P3" style:family="paragraph" style:parent-style-name="Standard">
      <style:text-properties style:font-name="Times New Roman" fo:font-size="14pt" fo:language="de" fo:country="DE" style:text-underline-style="none" fo:font-weight="bold" style:font-size-asian="14pt" style:font-weight-asian="bold" style:font-size-complex="14pt" style:font-weight-complex="bold"/>
    </style:style>
    <style:style style:name="P4" style:family="paragraph" style:parent-style-name="Standard">
      <style:text-properties style:font-name="Times New Roman" fo:font-size="14pt" fo:language="de" fo:country="DE" style:text-underline-style="none" fo:font-weight="normal" style:font-size-asian="14pt" style:font-weight-asian="normal" style:font-size-complex="14pt" style:font-weight-complex="normal"/>
    </style:style>
    <style:style style:name="P5" style:family="paragraph" style:parent-style-name="Standard">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Standard">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7" style:family="paragraph" style:parent-style-name="Standard">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8" style:family="paragraph" style:parent-style-name="Standard">
      <style:text-properties style:font-name="Times New Roman" fo:font-size="20pt" fo:language="de" fo:country="DE" style:text-underline-style="solid" style:text-underline-width="auto" style:text-underline-color="font-color" fo:font-weight="bold" style:font-size-asian="20pt" style:font-weight-asian="bold" style:font-size-complex="20pt" style:font-weight-complex="bold"/>
    </style:style>
    <style:style style:name="P9" style:family="paragraph" style:parent-style-name="Standard">
      <style:text-properties style:font-name="Times New Roman" fo:font-size="16pt" fo:language="de" fo:country="DE"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10" style:family="paragraph" style:parent-style-name="Standard">
      <style:text-properties style:font-name="Times New Roman" fo:font-size="16pt" fo:language="de" fo:country="DE" fo:font-style="normal" style:text-underline-style="none" fo:font-weight="bold" style:font-size-asian="16pt" style:font-style-asian="normal" style:font-weight-asian="bold" style:font-size-complex="16pt" style:font-style-complex="normal" style:font-weight-complex="bold"/>
    </style:style>
    <style:style style:name="P11" style:family="paragraph" style:parent-style-name="Standard">
      <style:paragraph-properties fo:margin-left="1.251cm" fo:margin-right="0cm" fo:text-indent="0cm" style:auto-text-indent="false"/>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12" style:family="paragraph" style:parent-style-name="Standard">
      <style:paragraph-properties fo:margin-left="1.251cm" fo:margin-right="0cm" fo:text-indent="0cm" style:auto-text-indent="false"/>
      <style:text-properties style:font-name="Times New Roman" fo:font-size="14pt" style:font-size-asian="14pt" style:font-size-complex="14pt"/>
    </style:style>
    <style:style style:name="P13" style:family="paragraph" style:parent-style-name="Standard">
      <style:paragraph-properties fo:margin-left="0cm" fo:margin-right="0cm" fo:text-indent="0cm" style:auto-text-indent="false"/>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padding="0.074cm" fo:border-left="none" fo:border-right="none" fo:border-top="none" fo:border-bottom="0.035cm solid #000000" style:join-border="false"/>
      <style:text-properties style:font-name="Times New Roman" fo:font-size="14pt" fo:language="de" fo:country="DE" style:text-underline-style="none" fo:font-weight="bold" style:font-size-asian="14pt" style:font-weight-asian="bold" style:font-size-complex="14pt" style:font-weight-complex="bold"/>
    </style:style>
    <style:style style:name="P15" style:family="paragraph" style:parent-style-name="Standard">
      <style:paragraph-properties fo:padding="0.074cm" fo:border-left="none" fo:border-right="none" fo:border-top="none" fo:border-bottom="0.002cm solid #000000" style:join-border="false"/>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padding="0.074cm" fo:border-left="none" fo:border-right="none" fo:border-top="none" fo:border-bottom="0.002cm solid #000000" style:join-border="false"/>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17" style:family="paragraph" style:parent-style-name="Hauptüberschriften">
      <style:text-properties style:font-name="Times New Roman" fo:font-size="16pt" fo:language="de" fo:country="DE" style:text-underline-style="none" fo:font-weight="bold" style:font-size-asian="16pt" style:font-weight-asian="bold" style:font-size-complex="16pt" style:font-weight-complex="bold"/>
    </style:style>
    <style:style style:name="P18" style:family="paragraph" style:parent-style-name="Standard" style:list-style-name="standartNumerierung">
      <style:text-properties fo:font-size="14pt" style:font-size-asian="14pt" style:font-size-complex="14pt"/>
    </style:style>
    <style:style style:name="P19" style:family="paragraph" style:parent-style-name="Standard" style:list-style-name="standartNumerierung">
      <style:text-properties fo:font-size="14pt" fo:language="de" fo:country="DE" style:font-size-asian="14pt" style:font-size-complex="14pt"/>
    </style:style>
    <style:style style:name="P20" style:family="paragraph" style:parent-style-name="Standard" style:list-style-name="L1">
      <style:text-properties style:font-name="Times New Roman" fo:font-size="14pt" fo:language="de" fo:country="DE" style:font-size-asian="14pt" style:font-size-complex="14pt"/>
    </style:style>
    <style:style style:name="P21" style:family="paragraph" style:parent-style-name="Standard" style:list-style-name="L1">
      <style:text-properties style:font-name="Times New Roman" fo:font-size="14pt" fo:language="de" fo:country="DE" fo:font-style="normal" style:font-size-asian="14pt" style:font-style-asian="normal" style:font-size-complex="14pt" style:font-style-complex="normal"/>
    </style:style>
    <style:style style:name="P22" style:family="paragraph" style:parent-style-name="Standard">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3" style:family="paragraph" style:parent-style-name="Standard" style:list-style-name="L4">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4" style:family="paragraph" style:parent-style-name="Standard" style:list-style-name="L10">
      <style:text-properties style:font-name="Times New Roman"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25" style:family="paragraph" style:parent-style-name="Standard">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26" style:family="paragraph" style:parent-style-name="Standard" style:list-style-name="">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P27" style:family="paragraph" style:parent-style-name="Standard" style:list-style-name="L2">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28" style:family="paragraph" style:parent-style-name="Standard" style:list-style-name="L10">
      <style:text-properties style:font-name="Times New Roman"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29" style:family="paragraph" style:parent-style-name="Standard" style:list-style-name="L2">
      <style:text-properties style:font-name="Times New Roman" fo:font-size="14pt" fo:language="de" fo:country="DE" style:text-underline-style="none" fo:font-weight="normal" style:font-size-asian="14pt" style:font-weight-asian="normal" style:font-size-complex="14pt" style:font-weight-complex="normal"/>
    </style:style>
    <style:style style:name="P30" style:family="paragraph" style:parent-style-name="Standard" style:list-style-name="L3">
      <style:text-properties style:font-name="Times New Roman" fo:font-size="14pt" fo:language="de" fo:country="DE" style:text-underline-style="none" fo:font-weight="normal" style:font-size-asian="14pt" style:font-weight-asian="normal" style:font-size-complex="14pt" style:font-weight-complex="normal"/>
    </style:style>
    <style:style style:name="P31" style:family="paragraph" style:parent-style-name="Standard" style:list-style-name="L5">
      <style:text-properties style:font-name="Times New Roman" fo:font-size="14pt" fo:language="de" fo:country="DE" style:text-underline-style="none" fo:font-weight="normal" style:font-size-asian="14pt" style:font-weight-asian="normal" style:font-size-complex="14pt" style:font-weight-complex="normal"/>
    </style:style>
    <style:style style:name="P32" style:family="paragraph" style:parent-style-name="Standard" style:list-style-name="L6">
      <style:text-properties style:font-name="Times New Roman" fo:font-size="14pt" fo:language="de" fo:country="DE" style:text-underline-style="none" fo:font-weight="normal" style:font-size-asian="14pt" style:font-weight-asian="normal" style:font-size-complex="14pt" style:font-weight-complex="normal"/>
    </style:style>
    <style:style style:name="P33" style:family="paragraph" style:parent-style-name="Standard" style:list-style-name="L7">
      <style:text-properties style:font-name="Times New Roman" fo:font-size="14pt" fo:language="de" fo:country="DE" style:text-underline-style="none" fo:font-weight="normal" style:font-size-asian="14pt" style:font-weight-asian="normal" style:font-size-complex="14pt" style:font-weight-complex="normal"/>
    </style:style>
    <style:style style:name="P34" style:family="paragraph" style:parent-style-name="Standard" style:list-style-name="L8">
      <style:text-properties style:font-name="Times New Roman" fo:font-size="14pt" fo:language="de" fo:country="DE" style:text-underline-style="none" fo:font-weight="normal" style:font-size-asian="14pt" style:font-weight-asian="normal" style:font-size-complex="14pt" style:font-weight-complex="normal"/>
    </style:style>
    <style:style style:name="P35" style:family="paragraph" style:parent-style-name="Standard" style:list-style-name="L9">
      <style:text-properties style:font-name="Times New Roman" fo:font-size="14pt" fo:language="de" fo:country="DE" style:text-underline-style="none" fo:font-weight="normal" style:font-size-asian="14pt" style:font-weight-asian="normal" style:font-size-complex="14pt" style:font-weight-complex="normal"/>
    </style:style>
    <style:style style:name="P36" style:family="paragraph" style:parent-style-name="Standard" style:list-style-name="standartNumerierung">
      <style:text-properties style:font-name="Times New Roman" fo:font-size="14pt" fo:language="de" fo:country="DE" style:text-underline-style="none" fo:font-weight="normal" style:font-size-asian="14pt" style:font-weight-asian="normal" style:font-size-complex="14pt" style:font-weight-complex="normal"/>
    </style:style>
    <style:style style:name="P37" style:family="paragraph" style:parent-style-name="Standard" style:list-style-name="L11">
      <style:text-properties style:font-name="Times New Roman" fo:font-size="14pt" fo:language="de" fo:country="DE" style:text-underline-style="none" fo:font-weight="normal" style:font-size-asian="14pt" style:font-weight-asian="normal" style:font-size-complex="14pt" style:font-weight-complex="normal"/>
    </style:style>
    <style:style style:name="P38" style:family="paragraph" style:parent-style-name="Standard" style:list-style-name="L12">
      <style:text-properties style:font-name="Times New Roman" fo:font-size="14pt" fo:language="de" fo:country="DE" style:text-underline-style="none" fo:font-weight="normal" style:font-size-asian="14pt" style:font-weight-asian="normal" style:font-size-complex="14pt" style:font-weight-complex="normal"/>
    </style:style>
    <style:style style:name="P39" style:family="paragraph" style:parent-style-name="Standard">
      <style:text-properties style:font-name="Times New Roman" fo:font-size="14pt" fo:language="de" fo:country="DE" style:text-underline-style="none" fo:font-weight="bold" style:font-size-asian="14pt" style:font-weight-asian="bold" style:font-size-complex="14pt" style:font-weight-complex="bold"/>
    </style:style>
    <style:style style:name="P40" style:family="paragraph" style:parent-style-name="Standard">
      <style:text-properties style:font-name="Times New Roman"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41" style:family="paragraph" style:parent-style-name="Standard">
      <style:text-properties style:font-name="Times New Roman" fo:font-size="16pt" fo:language="de" fo:country="DE"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2" style:family="paragraph" style:parent-style-name="Standard" style:list-style-name="standartNumerierung">
      <style:text-properties fo:language="de" fo:country="DE"/>
    </style:style>
    <style:style style:name="P43" style:family="paragraph" style:parent-style-name="Standard">
      <style:paragraph-properties fo:padding="0.074cm" fo:border-left="none" fo:border-right="none" fo:border-top="none" fo:border-bottom="0.002cm solid #000000" style:join-border="false"/>
      <style:text-properties style:font-name="Times New Roman" fo:font-size="14pt" fo:language="de" fo:country="DE" fo:font-style="normal" style:text-underline-style="none" fo:font-weight="bold" style:font-size-asian="14pt" style:font-style-asian="normal" style:font-weight-asian="bold" style:font-size-complex="14pt" style:font-style-complex="normal" style:font-weight-complex="bold"/>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italic" style:font-style-asian="italic" style:font-style-complex="italic"/>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language="de" fo:country="DE" fo:font-style="italic" style:text-underline-style="none" fo:font-weight="normal" style:font-style-asian="italic" style:font-weight-asian="normal" style:font-style-complex="italic" style:font-weight-complex="normal"/>
    </style:style>
    <style:style style:name="T11" style:family="text">
      <style:text-properties style:text-underline-style="none" fo:font-weight="normal" style:font-weight-asian="normal" style:font-weight-complex="normal"/>
    </style:style>
    <style:style style:name="T12"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Entwicklung einer dezentralen Android App zur Unterstützung der Hausaufgaben von Schülern und Schülerinnen</text:p>
      <text:p text:style-name="P1"/>
      <text:p text:style-name="P1"/>
      <text:p text:style-name="P1"/>
      <text:p text:style-name="P1"/>
      <text:p text:style-name="P1"/>
      <text:p text:style-name="P1">Deckblatt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7" text:outline-level="5"><text:soft-page-break/>Inhaltsverzeichnis</text:h>
      <text:h text:style-name="P17" text:outline-level="5"/>
      <text:list xml:id="list958646028105157079" text:style-name="standartNumerierung">
        <text:list-item>
          <text:p text:style-name="P18">Analyse der Aufgabenstellung </text:p>
          <text:list>
            <text:list-item>
              <text:p text:style-name="P18">Wie entwickelt man Software?</text:p>
            </text:list-item>
            <text:list-item>
              <text:p text:style-name="P18">Was sind die Eigenschaften guter Software?</text:p>
            </text:list-item>
            <text:list-item>
              <text:p text:style-name="P18">Was bedeutet dezentral?</text:p>
            </text:list-item>
            <text:list-item>
              <text:p text:style-name="P18"><text:s/>Wie können die Schülerinnen und Schüler bei ihren Hausaufgaben unterstützt werden?</text:p>
            </text:list-item>
            <text:list-item>
              <text:p text:style-name="P18">Was ist Android und was sind die wichtigsten in dieser Arbeit verwendeten Android Komponenten?</text:p>
            </text:list-item>
          </text:list>
        </text:list-item>
        <text:list-item>
          <text:p text:style-name="P18">Softwarespezifikationen</text:p>
          <text:list>
            <text:list-item>
              <text:p text:style-name="P18">Analyse ähnlicher Softwarelösungen</text:p>
              <text:list>
                <text:list-item>
                  <text:p text:style-name="P18"><text:s/>Anwendung 1</text:p>
                </text:list-item>
                <text:list-item>
                  <text:p text:style-name="P18"><text:s/>Anwendung 2</text:p>
                </text:list-item>
              </text:list>
            </text:list-item>
            <text:list-item>
              <text:p text:style-name="P18">Was macht ein gutes Hausaufgabenheft aus?</text:p>
            </text:list-item>
            <text:list-item>
              <text:p text:style-name="P18"><text:s/>Analyse der Anwendungsfälle</text:p>
            </text:list-item>
            <text:list-item>
              <text:p text:style-name="P18">Spezifikation der System Anforderungen (SAS) auf Basis der Anwendungsfälle </text:p>
            </text:list-item>
          </text:list>
        </text:list-item>
        <text:list-item>
          <text:p text:style-name="P18">Konzeption und Implementierung</text:p>
          <text:list>
            <text:list-item>
              <text:p text:style-name="P18">Entwicklungswerkzeuge </text:p>
            </text:list-item>
            <text:list-item>
              <text:p text:style-name="P18">Konzeption</text:p>
            </text:list-item>
            <text:list-item>
              <text:p text:style-name="P18">Konkrete Implementierung der Konzepte und der Spezifikationen</text:p>
            </text:list-item>
            <text:list-item>
              <text:p text:style-name="P18">Alternative Implementierungen</text:p>
            </text:list-item>
          </text:list>
        </text:list-item>
        <text:list-item>
          <text:p text:style-name="P18">Software-Validierung</text:p>
        </text:list-item>
        <text:list-item>
          <text:p text:style-name="P18">Kritik und Ausblick</text:p>
          <text:list>
            <text:list-item>
              <text:p text:style-name="P18">Kritik</text:p>
            </text:list-item>
            <text:list-item>
              <text:p text:style-name="P18">Zukunft der Hausaufgabenheft-Anwendung</text:p>
              <text:list>
                <text:list-item>
                  <text:p text:style-name="P18">Die Eingliederung der Anwendung ins SharkNet </text:p>
                </text:list-item>
                <text:list-item>
                  <text:p text:style-name="P18">Allgemeine Designveränderung der Anwendung</text:p>
                </text:list-item>
                <text:list-item>
                  <text:p text:style-name="P18">Detailbeschreibung der Designveränderung</text:p>
                </text:list-item>
                <text:list-item>
                  <text:p text:style-name="P18">Zukünftige Funktionalitäten der Hausaufgabenheft-Anwendung</text:p>
                </text:list-item>
              </text:list>
            </text:list-item>
          </text:list>
        </text:list-item>
        <text:list-item>
          <text:p text:style-name="P18">Grafiken und Programmcode</text:p>
        </text:list-item>
        <text:list-item>
          <text:p text:style-name="P18">Glossar</text:p>
        </text:list-item>
        <text:list-item>
          <text:p text:style-name="P18">Literaturverzeichnis</text:p>
        </text:list-item>
      </text:list>
      <text:p text:style-name="P2"/>
      <text:p text:style-name="P2"/>
      <text:p text:style-name="P2"/>
      <text:p text:style-name="P2"/>
      <text:p text:style-name="P2"/>
      <text:p text:style-name="P2"/>
      <text:p text:style-name="P2"/>
      <text:p text:style-name="P1"/>
      <text:p text:style-name="P1"/>
      <text:h text:style-name="Hauptüberschriften" text:outline-level="5"><text:soft-page-break/>1 Analyse der Aufgabenstellung</text:h>
      <text:p text:style-name="P4">Zerlegung der einzelnen Begrifflichkeiten und deren Bedeutung. Wie entwickelt man Software? Was sind die allgemeinen Schritte bei der Softwareentwicklung? Wie entwickelt man gute Software? Was bedeutet dezentral? Was ist Android und wozu wird Android genutzt? Wie können die Schülerinnen und Schüler bei ihren Hausaufgaben unterstützt werden?</text:p>
      <text:p text:style-name="P4"/>
      <text:h text:style-name="Hauptüberschriften" text:outline-level="5">1.1 Wie entwickelt man Software?</text:h>
      <text:p text:style-name="P4">In der Softwareentwicklung bezeichnet man die Schritte die ein Softwareentwickler bei der Entwicklung von Software durchlaufen sollte als Softwareentwicklungsprozesse. Summerville unterscheidet 4 Softwareentwicklungsprozesse. </text:p>
      <text:list xml:id="list6050998395927028870" text:style-name="L1">
        <text:list-item>
          <text:p text:style-name="P20"><text:span text:style-name="T11">Die </text:span><text:span text:style-name="T8">Softwarespezifikationen </text:span><text:span text:style-name="T3">bei denen Softwareentwickler und Kunde gemeinsam die zu entwickelnde Software definieren und deren Operationen einschränken.</text:span></text:p>
        </text:list-item>
        <text:list-item>
          <text:p text:style-name="P21"><text:span text:style-name="T11">Die </text:span><text:span text:style-name="T8">Softwareentwicklung</text:span><text:span text:style-name="T11"> bei der die Software konzipiert und programmiert wird.</text:span></text:p>
        </text:list-item>
        <text:list-item>
          <text:p text:style-name="P21"><text:span text:style-name="T11">Die </text:span><text:span text:style-name="T8">Software-Validierung </text:span><text:span text:style-name="T11">bei der die Software getestet wird, um sicherzustellen, dass die Software den Ansprüchen des Kunden entspricht.</text:span></text:p>
        </text:list-item>
        <text:list-item>
          <text:p text:style-name="P21"><text:span text:style-name="T11">Die </text:span><text:span text:style-name="T8">Softwareweiterentwicklung </text:span><text:span text:style-name="T11">bei der die Software modifiziert wird, um diese an die Änderungen der Anforderungen des Marktes und des Kunden anzupassen.</text:span><text:span text:style-name="T8"><text:note text:id="ftn1" text:note-class="footnote"><text:note-citation>1</text:note-citation><text:note-body><text:p text:style-name="Footnote">Vgl. Sommerville, Ian: Software Engineering. 7. Aufl. Edinburgh Gate u.a. 2004, S.<text:span text:style-name="T5"> 8</text:span></text:p></text:note-body></text:note></text:span></text:p>
        </text:list-item>
      </text:list>
      <text:p text:style-name="P4"/>
      <text:p text:style-name="P4">Der Aufbau der Bachelorarbeit orientiert sich an diesen 4 Softwareentwicklungsprozessen. In Kapitel 2 dieser Arbeit werden verschiedenste Use-Cases(Nutzungsszenarien oder Anwendungsfälle) aufgestellt und Analysiert. Aus diesen Use-Cases können dann wiederum diverse Spezifikationen definiert werden. Zudem werden in Kapitel 2 ähnliche Hausaufgabenheft Anwendungen verglichen und nach selbstdefinierten Kriterien bewertet. An Hand dieses Vergleichs und der anschließenden Bewertung der einzelnen Anwendungen können weitere Spezifikationen definiert werden. Der Vergleich mit anderen Anwendungen kann als Inspiration verstanden werden und ist sehr nützlich beim konzipieren noch nicht bedachter Funktionalitäten. Wie die definierten Spezifikationen implementiert werden und wie die dafür konzipierte Struktur der Software aussieht wird in Kapitel 3 geklärt. Wie ich die Anwendung teste und wie das Ergebnis dieser Tests ist zeigt Kapitel 4. In Kapitel 5 also der Softwareweiterentwicklung wird eine Einschätzung bzw. Kritik der bisherigen Anwendung vorgenommen, sprich was kann die Anwendung auf dem aktuellsten Stand, wie kann die Anwendung verbessert werden und welche Folgeanwendungen könnten aus dieser Anwendung entstehen.</text:p>
      <text:h text:style-name="Hauptüberschriften" text:outline-level="5">1.2 Was sind die Eigenschaften guter Software? </text:h>
      <text:p text:style-name="P4">Zusätzlich zu den Funktionalitäten der Software existieren noch andere <text:soft-page-break/>Eigenschaften, mit denen untersucht werden kann, ob Software gut oder schlecht entwickelt wurde oder man benutzt das Vorwissen dieser Eigenschaften um bei der Entwicklung neuer Software diese Eigenschaften als grundlegende Entwicklungskriterien zu verwenden. Bei den nachfolgend erklärten Eigenschaften handelt es sich um nicht funktionale Eigenschaften und anders als bei den softwarespezifischen funktionalen Eigenschaften sind die nicht funktionalen Eigenschaften weniger spezifisch als allgemeingültig. Funktionale Eigenschaften werden während der Phase der Softwarespezifikation von Softwareentwickler und Kunden definiert und sind je nach Projekt unterschiedlich also Software spezifisch. Nicht funktionale Eigenschaften gelten für alle Softwareprojekte gleich und sind somit weniger spezifisch als verallgemeinert. Summervill definiert die Eigenschaften guter Software folgendermaßen:</text:p>
      <text:p text:style-name="P4"/>
      <text:list xml:id="list7324007301437269538" text:style-name="L2">
        <text:list-item>
          <text:p text:style-name="P27">Wartbarkeit: <text:span text:style-name="T1">Software sollte so geschrieben sein, dass sie wiederverwendet und weiterentwickelt werden kann, um sich den Veränderungen der Bedürfnissen der Kunden anzupassen. Die Wartbarkeit ist eine ausschlaggebende Eigenschaft, weil die Veränderung der Software eine unumgängliche Konsequenz aus der Veränderung des Geschäfts-Umfeldes ist.</text:span></text:p>
        </text:list-item>
        <text:list-item>
          <text:p text:style-name="P27">Zuverlässigkeit:<text:span text:style-name="T1"> Software-Zuverlässigkeit beinhaltet verschiedene Merkmale, z.B. Verlässlichkeit, Fehlertoleranz und Sicherheit. Im Falle eines Systemfehlers, sollte Zuverlässige Software keinen physischen oder ökonomischen Schaden anrichten.</text:span></text:p>
        </text:list-item>
        <text:list-item>
          <text:p text:style-name="P27">Effizienz:<text:span text:style-name="T1"> Software sollte keine Systemressourcen verschwenden, wie z.B. Speicher oder Prozessor Zyklen, daher beinhaltet Effizienz Speicherausnutzung, Prozessorzeit, Antwortzeiten für Anwender etc. </text:span></text:p>
        </text:list-item>
        <text:list-item>
          <text:p text:style-name="P29"><text:span text:style-name="T7">Benutzbarkeit: </text:span><text:span text:style-name="T1">Software muss benutzbar sein, ohne unangemessenen Aufwand, von den Benutzern für die diese Software konzipiert wurde. D.h. Software sollte eine angemessene Benutzeroberfläche haben und hinreichend dokumentiert sein.</text:span><text:span text:style-name="T7"><text:note text:id="ftn2" text:note-class="footnote"><text:note-citation>2</text:note-citation><text:note-body><text:p text:style-name="Footnote">Sommerville, Ian: Software Engineering. 7. Aufl. Edinburgh Gate u.a. 2004, S.<text:span text:style-name="T5"> 12f</text:span></text:p></text:note-body></text:note></text:span></text:p>
        </text:list-item>
      </text:list>
      <text:p text:style-name="P4"/>
      <text:p text:style-name="P4">Diese 4 nicht funktionalen Attribute guter Software sollen grundlegende Kriterien bei der Entwicklung der Hausaufgabenheft-Anwendung bilden. Zudem können diese Kriterien bei späteren Vergleichen mit ähnlichen Hausaufgabenheft-Anwendung herangezogen werden. Im Kritik Abschnitt dieser Arbeit werden diese nicht funktionalen Attribute für die Bewertung der Software benutzt, um festzustellen ob die Software die Rahmenbedingungen guter Software erfüllt oder an welchen Stellen der Software Verbesserungen vorgenommen werden können.</text:p>
      <text:p text:style-name="P4"/>
      <text:p text:style-name="P4"/>
      <text:p text:style-name="P4"/>
      <text:h text:style-name="Hauptüberschriften" text:outline-level="5">1.3 Was bedeutet dezentral?</text:h>
      <text:p text:style-name="P4">Der Begriff dezentral besagt, dass sich etwas nicht an einer zentralen Stelle befindet, <text:soft-page-break/>sondern in verschiedene Bereiche oder auf verschiedene Orte verteilt ist. Die Definition eines dezentralen Systems wäre wie folgt: Ein dezentrales System ist eine Ansammlung unabhängiger Computer, die den Benutzern wie ein einzelnes kohärentes System erscheint. Dies ist die, bis auf ein Wort, exakt gleiche Definition die auch Andrew S. Tannenbaum und Maarten van Steen verwenden. Sie schreiben in ihrem Buch über Verteilte Systeme:</text:p>
      <text:p text:style-name="P4"/>
      <text:p text:style-name="P11">»Ein verteiltes System ist eine Ansammlung unabhängiger Computer, die den Benutzern wie ein einzelnes kohärentes System erscheint.«<text:note text:id="ftn3" text:note-class="footnote"><text:note-citation>3</text:note-citation><text:note-body><text:p text:style-name="Footnote">Tanenbaum, Andrew S., Steen, Maarten van: Verteilte Systeme. 2., aktualis. Aufl. Münschen S. 19</text:p></text:note-body></text:note></text:p>
      <text:p text:style-name="P11"/>
      <text:p text:style-name="P13">Im Rahmen dieser Bachelorarbeit werden daher fortan die Begriffe dezentral und verteilt synonym verwendet. Die digitale Hausaufgabenheft-Anwendung ist eher eine Verteilte Anwendung als ein gesamtes Verteiltes System:</text:p>
      <text:p text:style-name="P13"><text:s text:c="2"/></text:p>
      <text:p text:style-name="P12"><text:span text:style-name="T10">»Verteilte Anwendungen werden heute in der Regel unter Zuhilfenahme von Kommunikations- Middleware (z.B. Java RMI …) entwickelt (...). … Zur Entwicklung werden mehr oder minder mächtige Basiskomponenten (Frameworks) … eingesetzt.«</text:span><text:span text:style-name="T10"><text:note text:id="ftn4" text:note-class="footnote"><text:note-citation>4</text:note-citation><text:note-body><text:p text:style-name="Footnote">Schneider, Uwe u.a. (Hrsg.): Taschenbuch der Informatik. 7. Aufl. Münschen 2012, S.<text:span text:style-name="T5"> 298</text:span></text:p></text:note-body></text:note></text:span></text:p>
      <text:p text:style-name="P11"/>
      <text:p text:style-name="P4">Die Hausaufgabenheft-Anwendung ist eine Komponente des SharkNet und benutzt Teile der SharkNet API (Application Programming Interface). Das SharkNet ist ein dezentrales also verteiltes Soziales Netzwerk für Berliner Schulen<text:note text:id="ftn5" text:note-class="footnote"><text:note-citation>5</text:note-citation><text:note-body><text:p text:style-name="Text_20_body"><text:span text:style-name="T6"><text:s text:c="3"/>Beuth-Hochschule für Technik Berlin, Hochschule für Technik und Wirtschaft Berlin: SharkNet. URL: <text:s/></text:span><text:a xlink:type="simple" xlink:href="http://sharedknowledge.github.io/#sharknet" text:style-name="Internet_20_link" text:visited-style-name="Visited_20_Internet_20_Link"><text:span text:style-name="T6">http://sharedknowledge.github.io/#sharknet</text:span></text:a><text:span text:style-name="T6"> – Aufgerufen am 03.08.2016</text:span></text:p></text:note-body></text:note>. SharkNet ermöglicht es den Benutzern(Peers) eigene Benutzerprofile zu erstellen, eigene Interessen zu definieren, diverse Konfigurationsmöglichkeiten über die Kommunikation mit anderen Benutzern und die Verteilung von Informationen und Interessen etc. Wenn ein Peer eine direkte Verbindung zu einem oder mehreren anderen Peers aufgebaut hat(Peer-to-Peer/P2P), dann können diese miteinander chatten, kommunizieren, Daten austauschen, Kontaktlisten synchronisieren, Interessen teilen und andere soziale Aktivitäten über das SharkNet betreiben. Eine neue soziale Aktivität wird z.B. das chatten über die Hausaufgaben oder das Teilen der Hausaufgaben und der Stundenpläne untereinander. Was ist eine direkte Verbindung zwischen zwei oder mehr Peers?</text:p>
      <text:p text:style-name="P4"/>
      <text:p text:style-name="P4">SharkNet bietet Internet ohne Internet d.h. Kommunikation zwischen den einzelnen unabhängigen Peers ohne Server und ohne 2. bzw. 3. Betreiber des Servers. <text:s/>Die Peers im dezentralen SharkNet kommunizieren und synchronisieren sich direkt(P2P) über Wifi-Direct miteinander und benötigen keinen Server. Hausaufgaben und Stundenpläne werden Peer-to-Peer synchronisiert. Welche Schülerin oder welcher Schüler genau welche Stundenpläne oder Hausaufgaben zugesendet bekommt wird von den einstellbaren Interessen eines jeden Peers abhängen. Interessiert sich ein Peer für alle Hausaufgaben einer bestimmten Klasse, dann werden ihm alle Informationen <text:soft-page-break/>zugesendet die von einem anderen Peer freigegeben und vorhanden sind. D.h. Ein zweites Peer muss das Interesse haben Hausaufgaben, dieser angegebenen Klasse, mit allen oder mit diesem speziellen Peer zu teilen. <text:s/></text:p>
      <text:p text:style-name="P4"/>
      <text:p text:style-name="P4">In einem Zentralen System kommunizieren die einzelnen Geräte über einen Server. Dieser Server erhält und verteilt alle Informationen der Geräte. Die Betreiber eines solchen Servers können diese Daten, im Rahmen bestimmter Beschlüsse, Allgemeiner Geschäftsbedingungen oder anderer rechtlicher Grundlagen verwenden, analysieren oder verkaufen um somit Profite zu <text:s/>generieren. Unbeachtet der Tatsache, dass viele Serverbetreiber außerhalb des gesetzlichen Rahmens Datenmissbrauch begehen oder Server gehackt werden und dann die gesamte Kundendatenbanken auf dem Schwarzmark verkauft wird. </text:p>
      <text:p text:style-name="P4"/>
      <text:p text:style-name="P4">Ein Peer wird oftmals als ein Computer angesehen. Ein Benutzer des SharkNets oder eine Person kann auch als Peer bezeichnet werden<text:span text:style-name="T7"><text:note text:id="ftn6" text:note-class="footnote"><text:note-citation>6</text:note-citation><text:note-body><text:p text:style-name="Footnote">Vgl. Schwotzer, Thomas: Sharksystem, Why P2P. <text:span text:style-name="T5">URL: </text:span><text:a xlink:type="simple" xlink:href="http://www.sharksystem.net/shark_beliefs.html" text:style-name="Internet_20_link" text:visited-style-name="Visited_20_Internet_20_Link"><text:span text:style-name="T5">http://www.sharksystem.net/shark_beliefs.html</text:span></text:a><text:span text:style-name="T5"> – Aufgerufen am 04.08.2016</text:span></text:p></text:note-body></text:note></text:span>, genauer ist ein Peer weniger die Person oder der Benutzer, als das Endgerät welches dieser verwendet z.B. ein Smartphone oder ein Tablet. SharkNet könnte in unbestimmter Zeit auf den verschiedensten Geräten installiert sein Smartphones, Tablets, Raspberry pi's, Computer oder SmartTV's sind vielleicht nicht die letzten Geräte die SharkNet implementieren. In Zukunft werden immer mehr Geräte einem Computer ähnlicher werden, Kühlschränke, Waschmaschinen, Uhren, Möbel usw. könnten mit Prozessoren und andere Computer-Hardware ausgestattet werden und ein Datenaustausch mit anderen Geräten wird möglich(Theorie Internet-of-Things). </text:p>
      <text:p text:style-name="P4"/>
      <text:p text:style-name="P4">Die Kommunikation des SharkNet basiert darauf, dass sich zwei oder mehr Peers begegnen und daraufhin eine Verbindung aufbauen. Das sich z.B. 20 Smartphones innerhalb einer Klasse von Schulkindern treffen ist mittlerweile ein Alltagsszenario. Wie sollen sich Geräte treffen die unbeweglich sind?</text:p>
      <text:p text:style-name="P4"/>
      <text:p text:style-name="P4"/>
      <text:p text:style-name="P7">Ein Beispielszenario:</text:p>
      <text:p text:style-name="P7"/>
      <text:p text:style-name="P4">Ein SmartTV steht in einem Zimmer einer Schülerin oder eines Schülers und ein Raspberry pi ist an der Eingangstür zum Klassenraum montiert. Ein Raspberry pi ist ein verhältnismäßig günstiger Miniaturcomputer, er kann an den verschiedensten Orten angebracht werden, in Klassenräumen vor Schulgebäuden an öffentlichen Plätzen etc. Obwohl dieser Miniaturcomputer eine verhältnismäßig geringere Leistung, dafür auch einen verhältnismäßig geringeren Preis, als ein heutiger Standardcomputer hat, kann er trotzdem Programme verwenden, Daten austauschen und Daten speichern. </text:p>
      <text:p text:style-name="P4">Theoretisch könnten diese <text:s/>Raspberry pi's, mit dem heutigen Stand der Technik oder durch zukünftige Leistungsverbesserungen, eine Implementierung des ScharkNets verwenden und mit anderen Peers kommunizieren und Daten austauschen. Der <text:soft-page-break/>Raspberry pi wird mit aktuellen Metadaten der Schule versorgt. Metadaten der Schule sind z.B. Unterrichtszeiten, ausfallende Lehrer, Ferien, unterrichtsfreie Tage, Raumänderungen, allgemeine Planänderungen, Neuigkeiten der Schule usw. Alle Schülerinnen und Schüler, die SharkNet auf ihrem Smartphone installiert haben und an ihrem Klassenraum vorbei laufen, synchronisieren ihre Hausaufgabenheft-Anwendung mit diesem Raspberry pi und erhalten die aktuellen Metadaten der Schule. Ist die Schülerin oder der Schüler zuhause angekommen und befindet sich mit seinem Smartphone in der nähe des SmartTV's so synchronisieren diese sich und der SmartTV erhält die aktuellen Metadaten der Schule.</text:p>
      <text:p text:style-name="P4"/>
      <text:p text:style-name="P4"/>
      <text:p text:style-name="P7">Relevanz des Beispielszenarios</text:p>
      <text:p text:style-name="P7"/>
      <text:p text:style-name="P4">Es ist sinnvoll die Schülerin oder den Schüler auf bevorstehende wichtige Prüfungen oder Hausaufgaben hinzuweisen. Ein Hinweis der auf dem Smartphone zu sehen ist, aber nicht auf anderen Geräten, kann unter Umständen übersehen werden. Alarmiert der SmartTV oder ein anderes Gerät des täglichen Gebrauchs, die Schülerin oder den Schüler. Morgen sei eine wichtige Prüfung oder morgen wird eine Hausaufgabe fällig und die Schülerin oder der Schüler beginnen daraufhin zu lernen oder die Hausaufgabe anzufertigen, dann erscheint das Beispielszenario sinnvoll, andere Geräte mit dem SharkNet auszustatten. <text:s/></text:p>
      <text:h text:style-name="Hauptüberschriften" text:outline-level="5">1.4 Wie können die Schülerinnen und Schüler bei ihren Hausaufgaben unterstützt werden?</text:h>
      <text:p text:style-name="P4">Viele Schülerinnen und Schüler organisieren heutzutage ihre Hausaufgaben über Mobile-Anwendungen wie z.B. WhatsApp. Gruppenchats werden erzeugt und eine bestimmte Auswahl von Klassenmitgliedern wird eingeladen und diese beteiligen sich dann mehr oder weniger am Hausaufgabengeschehen innerhalb dieser Gruppe. Der Nachteil bei dieser Art der Hausaufgabenorganisation ist die fehlende Struktur. Die Aufgabenstellungen und mögliche Lösungen werden abfotografiert und in den Gruppenchat geladen, zusätzlich wird chaotisch diskutiert oder gechattet. Innerhalb eines Klassenchats mit beliebiger Mitgliederanzahl vermischen sich Aufgabenstellungen und Lösungen verschiedenster Personen und verschiedenster Qualität mit teilweise massenhaften Textnachrichten. </text:p>
      <text:p text:style-name="P4"/>
      <text:p text:style-name="P4">Ein Hauptziel der zu entwickelnden Hausaufgabenheft-Anwendung für Schülerinnen und Schüler wird die Strukturierung und Organisation dieser Informationen sein. Unter Umständen lernen die Schülerinnen und Schüler die Vorteile einer strukturierten Organisation der Hausaufgaben zu schätzen und nutzen in ihrem weiteren Lebensverlauf wiederholt Strukturen und Organisationsmethoden für ihr Aufgaben- und Zeitmanagement, dann würde die Hausaufgabenheft-Anwendung zusätzlich zur strukturierenden, auch eine Vorbild Funktionalität innehaben. </text:p>
      <text:h text:style-name="Hauptüberschriften" text:outline-level="5"><text:soft-page-break/>1.5 Was ist Android und was sind die wichtigsten in dieser Arbeit verwendeten Android Komponenten?</text:h>
      <text:p text:style-name="P4">Android ist ein Betriebssystem, von Google entwickelt, für mobile Endgeräte (mobile OS). Mobile Endgeräte bzw. Smart Devices sind z.B. PDAs, Tablet Computer, Handys bzw. Smartphones. Neben grundsätzlichen, z.T. Verinfachten Steuerungsaufgaben (wie z.B. Multitasking, Filesysteme) übernehmen sie vor allem folgende Bereiche:</text:p>
      <text:list xml:id="list1487122059065239353" text:style-name="L3">
        <text:list-item>
          <text:p text:style-name="P30">Nutzung drahtloser Kommunikationsverbindungen</text:p>
        </text:list-item>
        <text:list-item>
          <text:p text:style-name="P30">Darstellung und Verarbeitung multimedialer Datenformate</text:p>
        </text:list-item>
        <text:list-item>
          <text:p text:style-name="P30">Unterstützung spezieller Eingabemöglichkeiten z.B. mittels Stift oder Multitouch Bildschirm</text:p>
        </text:list-item>
        <text:list-item>
          <text:p text:style-name="P30">Energieverwaltung</text:p>
        </text:list-item>
        <text:list-item>
          <text:p text:style-name="P30">Einfaches laden und Installieren von mobilen Anwendungen („Apps“)</text:p>
        </text:list-item>
      </text:list>
      <text:p text:style-name="P3"/>
      <text:p text:style-name="P4">Da APIs wie auch entsprechende Entwicklungsumgebungen für mobile Betriebssystem (oft frei) zugänglich sind, hat sich für derartige Apps ein umfangreicher Markt herausgebildet.<text:span text:style-name="T7"><text:note text:id="ftn7" text:note-class="footnote"><text:note-citation>7</text:note-citation><text:note-body><text:p text:style-name="Footnote">Vgl. <text:span text:style-name="T5">Schneider, Uwe u.a. (Hrsg.): Taschenbuch der Informatik. 7. Aufl. Münschen 2012, S. 297</text:span></text:p></text:note-body></text:note></text:span></text:p>
      <text:p text:style-name="P7"/>
      <text:p text:style-name="P7"/>
      <text:p text:style-name="P7">Überblick der wichtigsten verwendeten Android Komponenten und deren Funktion:</text:p>
      <text:p text:style-name="P5"/>
      <text:list xml:id="list6476342351960563138" text:style-name="L4">
        <text:list-item>
          <text:p text:style-name="P23"><text:span text:style-name="T9">Navigation Drawer</text:span> ist eine Feld, auf dem die wichtigsten Navigationsoptionen der Anwendung, auf der linken Seite des Bildschirmes, abgebildet werden.</text:p>
        </text:list-item>
        <text:list-item>
          <text:p text:style-name="P23"><text:span text:style-name="T9">Activities</text:span> sind Anwendungskomponenten die es dem Benutzer ermöglichen mit dem Bildschirm des Gerätes zu interagieren um etwas auszuführen, z.B. eine Telefonnummer wählen, ein Foto zu machen, eine E-Mail zu senden oder eine Karte an zu sehen.</text:p>
        </text:list-item>
        <text:list-item>
          <text:p text:style-name="P23">Ein <text:span text:style-name="T9">Intent</text:span> ist eine abstrakte Beschreibung einer Operation die durchgeführt werden soll. Intents sind wie Nachrichtenobjekte die dafür benutzt werden können, Aktionen in anderen Anwendungskomponenten auszuführen und sie ermöglichen die Kommunikation zwischen Activities.</text:p>
        </text:list-item>
        <text:list-item>
          <text:p text:style-name="P23">Wird das <text:span text:style-name="T9">Interface Parcelable</text:span> von einer Klasse korrekt implementiert , dann kann diese Klasse als parcelable Extra eines Intents <text:s/>„verpackt“ werden. Das hat den Vorteil, dass die kompletten Instanzen dieser Klasse, zwischen verschiedenen Activities, versendet werden können. Innerhalb dieser Bachelorarbeit wird die Instanz einer Klasse synonym mit dem Objekt einer Klasse verwendet. <text:s/></text:p>
        </text:list-item>
      </text:list>
      <text:p text:style-name="P5"/>
      <text:p text:style-name="P5">Genauere Informationen, über Android und über die verwendeten Android Komponenten, befinden sich auf der Android Webseite für Entwickler. URL: https://developer.android.com/index.html </text:p>
      <text:p text:style-name="P3"/>
      <text:h text:style-name="Hauptüberschriften" text:outline-level="5"><text:soft-page-break/>2 Softwarespezifikationen</text:h>
      <text:h text:style-name="Hauptüberschriften" text:outline-level="5">2.1 Analyse ähnlicher Softwarelösungen</text:h>
      <text:p text:style-name="P4">Der folgende Abschnitt handelt von der Analyse und Bewertung drei verschiedener Softwarelösungen, welche alle ein Hausaufgabenheft realisieren. Die Auswahl dieser 3 Anwendungen erfolgte auf Grund der durchschnittlichen GooglePlay Store Bewertung, der Freiverkäuflichkeit, und der Downloadzahlen. Die Bewertung dieser drei Anwendungen wird an Hand eigens definierter Bewertungskriterien durchgeführt. Ziel dieser Softwareanalyse ähnlicher Softwarelösungen ist es, Inspirationen für neue Anwendungsfälle und somit Inspiration für neue Spezifikationen und Funktionalitäten zu erzeugen. </text:p>
      <text:p text:style-name="P4"><text:s text:c="5"/></text:p>
      <text:p text:style-name="P2"/>
      <text:p text:style-name="P7">Bewertungskriterien der zu untersuchenden Anwendung:</text:p>
      <text:p text:style-name="P4"/>
      <text:list xml:id="list5703760717935264111" text:style-name="L5">
        <text:list-item>
          <text:p text:style-name="P31">Keine erforderlichen Vorkenntnisse.</text:p>
        </text:list-item>
        <text:list-item>
          <text:p text:style-name="P31">Fehlertolerante Anwendung.</text:p>
        </text:list-item>
        <text:list-item>
          <text:p text:style-name="P31">Benutzereingaben werden ausreichend validiert.</text:p>
        </text:list-item>
        <text:list-item>
          <text:p text:style-name="P31">Informationen werden automatisch gespeichert.</text:p>
        </text:list-item>
        <text:list-item>
          <text:p text:style-name="P31">Hausaufgaben müssen Fotografiert und abgespeichert werden können.</text:p>
        </text:list-item>
        <text:list-item>
          <text:p text:style-name="P31">Eine Hausaufgabe kann mehr als ein Foto referenzieren.</text:p>
        </text:list-item>
        <text:list-item>
          <text:p text:style-name="P31">Ein Stundenplan muss erstellt werden können.</text:p>
        </text:list-item>
        <text:list-item>
          <text:p text:style-name="P31">Der Stundenplan sollte verteilbar sein.</text:p>
        </text:list-item>
      </text:list>
      <text:p text:style-name="P1"/>
      <text:h text:style-name="Hauptüberschriften" text:outline-level="5">2.1.1 Anwendung 1</text:h>
      <text:list xml:id="list6898953668836684814" text:style-name="L6">
        <text:list-item>
          <text:p text:style-name="P32">Anwendungsname „Hausaufgaben“</text:p>
        </text:list-item>
        <text:list-item>
          <text:p text:style-name="P32">Herausgeber „Klwinkel.com“</text:p>
        </text:list-item>
        <text:list-item>
          <text:p text:style-name="P32">Bewertung im GooglePlay Store „4,3 Sterne“</text:p>
        </text:list-item>
        <text:list-item>
          <text:p text:style-name="P32">Downloadzahlen „ungefähr 1 Millionen“</text:p>
        </text:list-item>
      </text:list>
      <text:p text:style-name="P4"/>
      <text:p text:style-name="P4">Die <text:span text:style-name="T7">Navigation</text:span> zwischen den einzelnen Aktivitäten(Activities) der Anwendung ist mit dem Navigation Drawer des Android Frameworks realisiert. Folgende Aktivitäten können mittels des Navigation Drawer aktiviert werden: Neue Hausaufgabe, Vertretugnsplan, Notenliste, Schul-Website, Stundenplan, Fächer, Uhrzeiten, Ferien, Sichern und Wiederherstellen, Einstellungen, Was gibt’s neues und Hilfe. Die Komponenten des Android Frameworks, Aktivitäten, Navigation Drawer, Layouts etc. werden später erklärt. </text:p>
      <text:p text:style-name="P4"/>
      <text:p text:style-name="P4">Die einzelnen Unterrichtsfächer werden in der <text:span text:style-name="T7">Aktivität „Fächer“</text:span> definiert. Einem Fach können verschiedene Eigenschaften zugeschrieben werden. Die Eigenschaften lauten: Name des Fachs, Abkürzung des Namens des Fachs, Farbe des Fachs, Kontakt, Telefonnummer des Kontakts und eine E-Mail Adresse des Kontakts. <text:soft-page-break/>Nachdem ein Fach erstellt wurde wird <text:s/>ein Layout generiert. Der Hintergrund des Layouts passt sich der gewählten Farbe des Fachs an. Das generierte Layout zeigt den Namen des Fachs, das Kürzel des Fachs, den Namen des Kontakts, die Telefonnummer des Kontakts und die E-Mail Adresse des Kontaktes an. Für jedes erstellte Fach wird ein eigenes Layout generiert. Jedes dieser Layouts wird in Form einer Liste in der Kategorie „Fächer“ angezeigt und steht dort für weitere Bearbeitung, Ansicht oder zum Entfernen bereit.</text:p>
      <text:p text:style-name="P4"/>
      <text:p text:style-name="P4">Mehrere Wochenstundenpläne können in der <text:span text:style-name="T7">Aktivität „Stundenplan“</text:span> erstellt werden. </text:p>
      <text:p text:style-name="P4">Ein Stundenplan hat folgende Eigenschaften: Eine Beschreibung, ein Anfangsdatum, ein Enddatum, eine Priorität und eine Art des Stundenplans. Die Priorität ist eine Zahl und kann vom Benutzer eingegeben werden. Eine Validierung der Priorität wird nicht vorgenommen und damit ist die Eingabe der Priorität ein Absturzfaktor der Anwendung. Eine beliebig große natürliche Zahl kann eingetragen werden und die Anwendung wird, ab einer bestimmten Zahlengröße, abgebrochen. Eine Einschränkung der Eingabe wäre erforderlich, um den Absturz zu verhindern. Die Art des Stundenplans bestimmt die Wiederholbarkeit des Stundenplans. Einwöchige Stundenpläne, zweiwöchige Stundenpläne, dreiwöchige Stundenpläne, vierwöchige Stundenpläne, 10-wöchige Stundenpläne und rotierende Stundenpläne können erstellt werden. Alle Stundenplan Arten außer dem einwöchigen Stundenplan erhalten noch 2 zusätzliche Eigenschaften, eine Wochenreihenfolge und eine Option ob die Ferien ignoriert werden sollen oder nicht. </text:p>
      <text:p text:style-name="P4"/>
      <text:p text:style-name="P4">Beispiel Art des Stundenplans: Ein dreiwöchiger Stundenplan wird ausgewählt, dann können drei verschiedene Wochenstundenpläne erstellt werden. Die Wochenreihenfolge legt fest, wann welcher dieser Wochenstundenpläne verwendet werden soll. Bei einer Wochenreihenfolge von „11223“ wird der erste Wochenstundenplan die ersten zwei Wochen verwendet dann wird der zweite Wochenstundenplan zwei Wochen verwendet und dann wird der dritte Wochenstundenplan einmal verwendet und die Rotation beginnt von vorn. Ist die Option Ferien ignorieren ausgewählt, dann wird auch in einer Ferienwoche ein Wochenstundenplan verwendet und die Wochenreihenfolge wird pro vergangener Ferienwoche verschoben. </text:p>
      <text:p text:style-name="P4"/>
      <text:p text:style-name="P4">Die <text:span text:style-name="T7">Stundenplan Aktivität</text:span> benutzt die vorher erstellten „Fächer“, um einen konkreten Wochenstundenplan festzulegen. Wird ein neuer Wochenstundenplan erstellt dann ist auf dem Bildschirm des Smartphones eine Matrix der Form [10m x 5n], wobei m für Zeilen und n für Spalten steht, dargestellt. Die Spalten der Matrix sind durchnummeriert. In der ersten Zeile einer jeden Spalte steht eine 1 und in der letzten Zeile einer jeden Spalte steht eine 10. Durch das Tippen auf die jeweiligen Zahlen in der Matrix, kann eine entsprechende Stunde bearbeitet werden. Eine Stunde im Stundenplan definiert sich über folgende Eigenschaften: Einen Wochentag, eine Schulstunde(1. Bis 10. Stunde), Auswahl eines der erstellten Fächer, eine Anfangszeit der Stunde, ein Endzeit der Stunde, ein Klassenzimmer, ein Kontakt, eine Kontakt Telefonnummer und eine E-Mail Adresse des Kontakts. Wird ein Fach ausgewählt bei <text:soft-page-break/>dem die Kontaktinformationen vermerkt sind, dann werden die vorhandenen Kontaktinformationen automatisch in die entsprechenden Eingabefelder für die Eigenschaften geladen. <text:s text:c="2"/></text:p>
      <text:p text:style-name="P4"/>
      <text:p text:style-name="P4">Ist eine Stunde im Stundenplan definiert dann wird die Zahl in der Matrix ersetzt durch eine kleinere Variante des „Fächer“ Layouts. Die Hintergrundfarbe des Layouts ist an die voreingestellte Farbe des Fachs angepasst, das Kürzel des Fächernamens wird angezeigt, sowie die Startzeit und die Endzeit der Stunde. Die erneute Bearbeitung der Stunde wird durch berühren aktiviert. </text:p>
      <text:p text:style-name="P4">Anfangs und Endzeiten der einzelnen Stunden können nicht nur als Eigenschaften definiert werden, die Anwendung bietet eine Aktivität, welche die Standardwerte(default) der ersten bis zur zehnten Stunde festlegt. Wird eine Stunde im Stundenplan neu festgelegt, dann werden die Zeiten dieser Stunde mit den Standardwerten vorbelegt, diese können für die einzelne Stunde trotzdem überschrieben werden. </text:p>
      <text:p text:style-name="P4"/>
      <text:p text:style-name="P4"><text:span text:style-name="T7">Hausaufgaben</text:span> werden einzeln definiert und werden einem Fach und einem Datum zugewiesen. Eine Hausaufgabe kann als Prüfung deklariert werden und ein Alarm für diese Prüfung oder Hausaufgabe kann festgelegt werden. Ist die Hausaufgabe als Prüfung deklariert, dann ist es zusätzlich möglich dieser Prüfung eine Note zuzuweisen. Diese Note wird dann in einem Notensatz bzw. Notenliste eingetragen und kann über die Aktivität „Notenliste“ angesehen oder bearbeitet werden. In der Notenlistenaktivität werden auch automatisch die Durchschnitte der einzelnen Fächer berechnet und der Gesamtdurchschnitt aller Fächer. Bezieht sich die Hausaufgabe auf ein Buch, wobei dies nicht explizit festgelegt werden kann, dann existieren folgende Eigenschaften: Eine Kapitel-Bezeichnung, eine Seitennummer und eine Beschreibung des Kapitels. Fotos und Dokumente können aus der Galerie oder dem Speicher mit der Hausaufgabe direkt verknüpft werden und Fotos können auch direkt aus der Anwendung heraus aufgenommen werden. Eine Hausaufgabe kann mit genau einem Dokument und genau einem Foto versehen werden.</text:p>
      <text:p text:style-name="P4"/>
      <text:p text:style-name="P4">Eingetragene Hausaufgaben können dann in der Hausaufgabenansicht angezeigt, bearbeitet oder abgeschlossen werden. In dieser Ansicht werden nur die einzelnen Hausaufgaben und deren Fälligkeitsdaten dargestellt. Eingetragene Prüfungen, mit ihren Fälligkeitsdaten, könne in der Prüfungsansicht angezeigt werden. </text:p>
      <text:p text:style-name="P4"/>
      <text:p text:style-name="P4">Die <text:span text:style-name="T7">Schulwebsite</text:span> ist durch eine eigene Aktivität erreichbar. Ein konkrete URL der Schulwebsite muss zuvor festgelegt werden, dann können die Schülerinnen und Schüler schnell, von ihrem Smartphone oder Tablet, auf die Schulwebsite navigieren. Die URL muss nicht eingetragen werden, die Benutzer navigieren mit einem Browser, der sich aus der Anwendung öffnet, zu der gewünschten Schulwebsite und speichern diese dann als Favorit ab. Wird die Aktivität dann beim nächsten mal geöffnet, wird nicht mehr der Browser angezeigt sondern die referenzierte URL.</text:p>
      <text:p text:style-name="P4"/>
      <text:p text:style-name="P4"/>
      <text:p text:style-name="P7"><text:soft-page-break/>Positive Aspekte der Anwendungen 1:</text:p>
      <text:p text:style-name="P4"/>
      <text:list xml:id="list1280946556192094501" text:style-name="L7">
        <text:list-item>
          <text:p text:style-name="P33">Ein Alarmton für die baldige Fälligkeit von Hausaufgaben und Prüfungen</text:p>
        </text:list-item>
        <text:list-item>
          <text:p text:style-name="P33">Referenzierung der Schulwebsite</text:p>
        </text:list-item>
        <text:list-item>
          <text:p text:style-name="P33">Prüfungsverwaltung mit dazugehörigen Notenlisten</text:p>
        </text:list-item>
        <text:list-item>
          <text:p text:style-name="P33">Notenliste berechnet den Gesamtdurchschnitt aller Fächer und den Durchschnitt jedes einzelnen Fachs</text:p>
        </text:list-item>
        <text:list-item>
          <text:p text:style-name="P33">Wiedererkennbarkeit der Fächer durch Farbvergebung</text:p>
        </text:list-item>
        <text:list-item>
          <text:p text:style-name="P33">Wochenstundenplan verwendet bereits erstellte Fächer</text:p>
        </text:list-item>
        <text:list-item>
          <text:p text:style-name="P33">Eine Tages und eine Wochenansicht</text:p>
        </text:list-item>
        <text:list-item>
          <text:p text:style-name="P33">Separate Ansichten für alle Hausaufgaben und Prüfungen mit Fälligkeitsdaten </text:p>
        </text:list-item>
        <text:list-item>
          <text:p text:style-name="P33">Hausaufgaben und Prüfungen können mit einem Fotos und einem Dokumenten verknüpft werden</text:p>
        </text:list-item>
        <text:list-item>
          <text:p text:style-name="P33">Ein Unterrichtsfach hat einen Kontaktnamen, eine E-Mail Adresse des Kontaktes und eine Telefonnummer des Kontaktes</text:p>
        </text:list-item>
        <text:list-item>
          <text:p text:style-name="P33">Navigation Drawer dadurch wirkt die Navigation durch die einzelnen Bestandteile der Anwendung sehr vereinfacht und intuitiv. </text:p>
        </text:list-item>
      </text:list>
      <text:p text:style-name="P4"/>
      <text:p text:style-name="P4"/>
      <text:p text:style-name="P7">Negative Aspekte der Anwendung 1:</text:p>
      <text:p text:style-name="P4"/>
      <text:list xml:id="list5673925199700569901" text:style-name="L8">
        <text:list-item>
          <text:p text:style-name="P34">Keine Validierung bei der Eingabe der Priorität, kann zum Absturz der Anwendung führen</text:p>
        </text:list-item>
        <text:list-item>
          <text:p text:style-name="P34">Eine Hausaufgabe kann nur mit maximal einem Foto und einem Dokument verknüpft werden</text:p>
        </text:list-item>
        <text:list-item>
          <text:p text:style-name="P34">Die Anfangs und Endzeiten der Unterrichtsstunden können von den Schülerinnen und Schülern festgelegt werden, es findet keine Einschränkung oder Validierung der Zeiten Auswahl statt, die erste Stunde kann um 10 Uhr beginnen und um 9 Uhr enden</text:p>
        </text:list-item>
        <text:list-item>
          <text:p text:style-name="P34">Eine Pro Version muss gekauft werden, um die ständige Werbung zu deaktivieren</text:p>
        </text:list-item>
      </text:list>
      <text:p text:style-name="P4"/>
      <text:h text:style-name="Hauptüberschriften" text:outline-level="5">2.1.2 Anwendung 2</text:h>
      <text:list xml:id="list33541180" text:continue-list="list6898953668836684814" text:style-name="L6">
        <text:list-item>
          <text:p text:style-name="P32">Anwendungsname „SchoolManager2.0“</text:p>
        </text:list-item>
        <text:list-item>
          <text:p text:style-name="P32">Herausgeber „Thinc.easy“</text:p>
        </text:list-item>
        <text:list-item>
          <text:p text:style-name="P32">Bewertung im GooglePlay Store „4,3 Sterne“</text:p>
        </text:list-item>
        <text:list-item>
          <text:p text:style-name="P32">Downloadzahlen „ungefähr 500“</text:p>
        </text:list-item>
      </text:list>
      <text:p text:style-name="P4"/>
      <text:p text:style-name="P4">Die <text:span text:style-name="T7">Navigation</text:span> zwischen den einzelnen Aktivitäten ist mit Android Navigation Drawer realisiert. Folgende Aktivitäten können mittels des Navigation Drawer aktiviert werden: Home, Stundenplan, Hausaufgaben, Meine Schule und Einstellungen. </text:p>
      <text:p text:style-name="P4"><text:soft-page-break/></text:p>
      <text:p text:style-name="P4">Die <text:span text:style-name="T7">Home Aktivität </text:span>ist die Startseite der Anwendung. Die Startseite zeigt allgemeine Neuigkeiten an und aktuell welche Schulen im SchoolManager2.0 aufgenommen wurden. Befindet man sich auf dieser Seite während noch keine Unterrichtsfächer erstellt wurden, dann gibt es dort die Option Stundenplan erstellen und ein feste Auswahl von vordefinierten Fächernamen steht einem zur Verfügung. Die ausgewählten Stunden werden anschließend mit zusätzlichen Eigenschaften versehen, z.B. Unterrichtsbezeichnung, Unterrichtskürzel, Lehrernamen, Kürzel des Lehrernamens, Farben für den Text und den Hintergrund des Unterrichtsfachs, Klassenräumen, in welchen Stunden das Unterrichtsfach stattfindet, an welchen Wochentagen diese Stunden anfallen. Es können beliebig viele Wochenstunden einer Unterrichtsstunde eingetragen werden. Die angelegten Unterrichtsstunden werden automatisch in der Stundenplan Aktivität eingetragen. </text:p>
      <text:p text:style-name="P4"/>
      <text:p text:style-name="P4">Die <text:span text:style-name="T7">Stundenplan Aktivität</text:span> ist unterteilt in zwei Hauptaufgaben, alle Unterrichtsfächer werden in dieser Aktivität erstellt, dargestellt, bearbeitet oder gelöscht. Die Unterrichtsfächer werden in einem Stundenplan angezeigt. Die Eigenschaften der Fächer, die in der Home Aktivität festgelegt werden konnten, sind in der Stundenplan Aktivität ebenfalls auswählbar. Unterrichtsfächer die in den Stundenplan eingetragen sind, werden mit den vordefinierten Farben und dem Kürzel der Unterrichtsbezeichnung abgebildet. <text:s/></text:p>
      <text:list xml:id="list8110764880280540467" text:style-name="L9">
        <text:list-header>
          <text:p text:style-name="P35"/>
        </text:list-header>
      </text:list>
      <text:p text:style-name="P4"/>
      <text:p text:style-name="P7">Positive Aspekte der Anwendungen 2:</text:p>
      <text:p text:style-name="P5"/>
      <text:list xml:id="list4724963825886688132" text:style-name="L10">
        <text:list-item>
          <text:p text:style-name="P24">Aufgrund weniger Aktivitäten erscheint die Navigation sehr Übersichtlich (kann auch als Nachteil ausgelegt werden, weil interessante oder hilfreiche Aktivitäten von Anwendung 1 nicht implementiert sind)</text:p>
        </text:list-item>
        <text:list-item>
          <text:p text:style-name="P24">Unterrichtsfächer können vordefiniert werden</text:p>
        </text:list-item>
        <text:list-item>
          <text:p text:style-name="P24">Der Stundenplan nutzt die Vordefinierten Fächer</text:p>
        </text:list-item>
        <text:list-item>
          <text:p text:style-name="P24">Unterrichtsfächer werden im Stundenplan mit vorher, vom Benutzer definierten, Farben angezeigt</text:p>
          <text:p text:style-name="P28"/>
        </text:list-item>
      </text:list>
      <text:p text:style-name="P4"/>
      <text:p text:style-name="P7">Negative Aspekte der Anwendungen 2:</text:p>
      <text:p text:style-name="P4"/>
      <text:list xml:id="list33523297" text:continue-list="list8110764880280540467" text:style-name="L9">
        <text:list-item>
          <text:p text:style-name="P35">Eine Überschneidung der Unterrichtsstunden ist möglich, Unterrichtsstunden können unbeabsichtigt verdeckt werden</text:p>
        </text:list-item>
        <text:list-item>
          <text:p text:style-name="P35">Nur Farbe und Kürzel der Unterrichtsstunde werden in der Stundenplan Übersicht angezeigt, obwohl noch genug Platz für mehr Eigenschaften besteht</text:p>
        </text:list-item>
        <text:list-item>
          <text:p text:style-name="P35">Verschiedene Stunden können gleiche Farben haben trotz eingeschränkter Farbauswahl</text:p>
        </text:list-item>
        <text:list-item>
          <text:p text:style-name="P35">Farbe des Hintergrundes und des Textes kann gleich gewählt werden und man kann den Text nicht mehr erkennen</text:p>
        </text:list-item>
        <text:list-item>
          <text:p text:style-name="P35"><text:soft-page-break/>Beginn und Ende der Unterrichtsstunden wird weder angezeigt noch festgelegt</text:p>
        </text:list-item>
        <text:list-item>
          <text:p text:style-name="P35">Eine Unterrichtsstunde muss explizit gespeichert werden, passiert nicht automatisch bei einer Veränderung</text:p>
        </text:list-item>
        <text:list-item>
          <text:p text:style-name="P35">Das erstellen eines neuen Stundenplans überschreibt den alten Stundenplan mit allen vorher festgelegten Fächern</text:p>
        </text:list-item>
        <text:list-item>
          <text:p text:style-name="P35">Eine Verteilung der Fächer oder des Stundenplans ist nicht möglich</text:p>
        </text:list-item>
      </text:list>
      <text:p text:style-name="P7"/>
      <text:h text:style-name="Hauptüberschriften" text:outline-level="5">2.2 Was macht ein gutes Hausaufgabenheft aus?</text:h>
      <text:p text:style-name="P4">Die in diesem Abschnitt definierte Darstellung der Eigenschaften eines guten Hausaufgabenheftes ist subjektiv und wird durch die in Kapitel <text:span text:style-name="T4"><text:s/></text:span>bestimmten Kriterien vorgenommen. </text:p>
      <text:p text:style-name="P4"/>
      <text:p text:style-name="P4">Die Analyse ähnlicher Softwarelösungen erbrachte folgende zusätzliche Eigenschaften, die nicht Teil der in „Analyse der Anwendungsfälle“ definierten Anwendungsfälle waren, für ein gutes Hausaufgabenheft. Prüfungen sollten zusätzlich zu Hausaufgaben in das Hausaufgabenheft eingetragen werden können. Prüfungen und Hausaufgaben sollten getrennte Ansichtsmöglichkeiten haben in denen entweder Prüfungen in den einzelnen Fächern oder Hausaufgaben dargestellt werden. Prüfungen und Hausaufgaben heben einen einstellbaren Alarm der die Schülerinnen und Schüler auf eine bevorstehende Prüfung oder Hausaufgabe aufmerksam macht. Die Schulwebsite könnte über eine Referenzierung erreicht werden. Prüfungen und Hausaufgaben sollten mit Noten versehen werden. Zusätzlich sollten diese Notenlisten verwaltet werden können und automatisch den Gesamtdurchschnitt und den Durchschnitt der einzelnen Fächer berechnen. Die einzelnen Fächer haben spezielle festlegbare Farben die die Wiedererkennbarkeit verbessern. Fächer könnten um mehrere Eigenschaften ergänzt werden: Kürzel der Unterrichtsbezeichnung und der Lehrer für eine bessere Darstellung in Wochen oder Monatsansichten, einer E-Mailadresse und einer Telefonnummer des Lehrers. Die Navigation zwischen den einzelnen Aktivitäten der anderen Softwarelösungen wurde entweder mit dem Android Navigation Drawer oder dem <text:span text:style-name="T4">TAPPAGER? </text:span>Realisiert. Eingaben oder Auswahlmöglichkeiten des Benutzers müssen besonders validiert oder eingeschränkt werden, so werden Anwendungsfehler vermieden. Metadaten sollten von einer externen Quelle bezogen werden, um Fehlkonfigurationen durch die Schülerinnen und Schüler zu vermeiden. Metadaten sind z.B. die Unterrichtszeiten, die Pausenzeiten, die Ferien, welche Lehrer an der Schule Unterrichten und wie die Kontaktinformationen von den Lehrern lauten, welche Unterrichtstage im Schuljahr entfallen, die Unterrichtsdauer, welche Fächer an der Schule angeboten werden, welche Räume und Gebäude in dieser Schule existieren usw. Diese Metadaten werden dann beim Start des Hausaufgabenheftes direkt in die Anwendung geladen und benutzt. </text:p>
      <text:p text:style-name="P4"/>
      <text:p text:style-name="P4">Aus diesen Eigenschaften lassen sich wiederum neue Anwendungsfälle und Spezifikationen Formulieren.</text:p>
      <text:h text:style-name="Hauptüberschriften" text:outline-level="5"><text:soft-page-break/>2.3 Analyse der Anwendungsfälle</text:h>
      <text:p text:style-name="P4">Anwendungsfälle werden sehr früh im Softwareentwicklungsprozess aufgestellt. In der Phase der Softwarespezifikationen, speziell während der Auffindung von Anforderungen, werden verschiedenste Nutzungsszenarien kreiert, welche dann später in Spezifikationen ausformuliert werden. Ein Nutzungsszenario oder Anwendungsfall beschreibt eine Aktion die ein Akteur, im Falle der Hausaufgabenheft-Anwendung die Schülerinnen und Schüler oder eine dritte Person, am System ausführen kann. Ein Anwendungsfall für eine Hausaufgabenheft-Anwendung ist z.B. eine Schülerin oder ein Schüler erstellt seinen Wochenstundenplan. Die standardisierte UML Notation, der Use-Cases, definiert für die Akteure Strichmännchen als Symbole. Die UML Diagramme zu den einzelnen Use-Cases befinden sich im Anhang der Arbeit. Nachfolgend werden die Anwendungsfälle ausschließlich textuell beschrieben. Der kursiv geschriebene Anfangssatz der Gliederung, gefolgt von drei Punkten, symbolisiert den Akteur. Die danach aufgeführten und nummerierten Sätze, erklären die Aktionen die ein Akteur, an dem zu entwickelnden System, ausführen will.</text:p>
      <text:p text:style-name="P4"/>
      <text:p text:style-name="P4"/>
      <text:p text:style-name="P7">Eine Schülerin oder ein Schüler …</text:p>
      <text:list xml:id="list33525364" text:continue-list="list958646028105157079" text:style-name="standartNumerierung">
        <text:list-header>
          <text:p text:style-name="P36"/>
        </text:list-header>
        <text:list-item text:start-value="1">
          <text:p text:style-name="P36">Erstellt, bearbeitet oder löscht eine Unterrichtsstunden.</text:p>
        </text:list-item>
        <text:list-item>
          <text:p text:style-name="P36">Erstellt oder verändert seinen Stundenplan.</text:p>
        </text:list-item>
        <text:list-item>
          <text:p text:style-name="P36">Sieht sich das Hausaufgabenheft in einer Tagesansicht an.</text:p>
        </text:list-item>
        <text:list-item>
          <text:p text:style-name="P36">Sieht sich das Hausaufgabenheft in einer Wochenansicht an.</text:p>
        </text:list-item>
        <text:list-item>
          <text:p text:style-name="P36">Sieht sich das Hausaufgabenheft in einer Monatsansicht an.</text:p>
        </text:list-item>
        <text:list-item>
          <text:p text:style-name="P36">Trägt eine Hausaufgaben in das Hausaufgabenheft ein.</text:p>
          <text:list>
            <text:list-item>
              <text:p text:style-name="P36">Legt fest, zu welcher Unterrichtsstunde die Hausaufgabe gehört.</text:p>
            </text:list-item>
            <text:list-item>
              <text:p text:style-name="P36">Legt fest, an welchem Datum die Hausaufgabe fällig wird.</text:p>
            </text:list-item>
            <text:list-item>
              <text:p text:style-name="P36">Legt fest, ob die Hausaufgabe eine Prüfung sein soll.</text:p>
            </text:list-item>
            <text:list-item>
              <text:p text:style-name="P36">Gibt eine Beschreibung der Hausaufgabe ein.</text:p>
            </text:list-item>
            <text:list-item>
              <text:p text:style-name="P36">Fotografiert eine Hausaufgabe.</text:p>
              <text:list>
                <text:list-item>
                  <text:p text:style-name="P36">Legt fest, ob die fotografierte Hausaufgabe eine Lösung oder eine Aufgabenstellung ist.</text:p>
                </text:list-item>
              </text:list>
            </text:list-item>
            <text:list-item>
              <text:p text:style-name="P36">Bewertet die Korrektheit und Qualität der fotografierten Hausaufgabe.</text:p>
            </text:list-item>
            <text:list-item>
              <text:p text:style-name="P36">Kommuniziert mit seinen Mitschülern über eine bestimmte Hausaufgabe.</text:p>
            </text:list-item>
          </text:list>
        </text:list-item>
        <text:list-item>
          <text:p text:style-name="P36">Sieht sich alle eingetragenen Hausaufgaben in einer Hausaufgabenansicht an.</text:p>
        </text:list-item>
        <text:list-item>
          <text:p text:style-name="P36">Sieht sich alle Prüfungen in einer Prüfungsansicht an.</text:p>
        </text:list-item>
        <text:list-item>
          <text:p text:style-name="P36">Erstellt und verwaltet seine Noten für Hausaufgaben und Prüfungen.</text:p>
        </text:list-item>
      </text:list>
      <text:p text:style-name="P7"/>
      <text:p text:style-name="P7">Eine dritte Person(Lehrer, Entwickler oder ein andrer) <text:span text:style-name="T12">definiert</text:span> ...</text:p>
      <text:list xml:id="list33529779" text:continue-numbering="true" text:style-name="standartNumerierung">
        <text:list-header>
          <text:p text:style-name="P42"/>
        </text:list-header>
        <text:list-item>
          <text:p text:style-name="P19">Die allgemeinen Daten der Schuljahrestermine.</text:p>
          <text:list>
            <text:list-item>
              <text:p text:style-name="P19">Die Bezeichnungen für alle Unterrichtsstunden, die an der Schule unterrichtet werden.</text:p>
            </text:list-item>
            <text:list-item>
              <text:p text:style-name="P19"><text:soft-page-break/>Alle Lehrer, die an der Schule unterrichten.</text:p>
              <text:list>
                <text:list-item>
                  <text:p text:style-name="P19">Die Namen der Lehrer.</text:p>
                </text:list-item>
                <text:list-item>
                  <text:p text:style-name="P19">Die Telefonnummern der Lehrer.</text:p>
                </text:list-item>
                <text:list-item>
                  <text:p text:style-name="P19">Die E-Mailadressen der Lehrer.</text:p>
                </text:list-item>
              </text:list>
            </text:list-item>
            <text:list-item>
              <text:p text:style-name="P19">Alle Orte und Räume der Schule.</text:p>
            </text:list-item>
            <text:list-item>
              <text:p text:style-name="P19">Die Dauer der allgemeinen Unterrichtsstunde.</text:p>
            </text:list-item>
            <text:list-item>
              <text:p text:style-name="P19">Die allgemeinen Pausen der Schule.</text:p>
            </text:list-item>
            <text:list-item>
              <text:p text:style-name="P19">Tage an denen kein Unterricht stattfindet.</text:p>
            </text:list-item>
            <text:list-item>
              <text:p text:style-name="P19">Den ersten Tag im Sommerschuljahr.</text:p>
            </text:list-item>
            <text:list-item>
              <text:p text:style-name="P19">Den letzten Tag im Sommerschuljahr.</text:p>
            </text:list-item>
            <text:list-item>
              <text:p text:style-name="P19">Den ersten Tag im Winterschuljahr.</text:p>
            </text:list-item>
            <text:list-item>
              <text:p text:style-name="P19">Den letzten Tag im Winterschuljahr.</text:p>
            </text:list-item>
            <text:list-item>
              <text:p text:style-name="P19">Die Anfangsuhrzeit der frühestmöglichen Unterrichtsstunde.</text:p>
            </text:list-item>
          </text:list>
        </text:list-item>
      </text:list>
      <text:h text:style-name="Hauptüberschriften" text:outline-level="5"/>
      <text:h text:style-name="Hauptüberschriften" text:outline-level="5">2.4 Spezifikation der System Anforderungen (SAS) auf Basis der Anwendungsfälle </text:h>
      <text:p text:style-name="P9">SharkNet/Hausaufgabenheft/Unterrichtsstunden/SAS/1 </text:p>
      <text:p text:style-name="P6"/>
      <text:p text:style-name="P6">Funktion<text:tab/><text:tab/><text:span text:style-name="T5">Ein Benutzer erstellt, bearbeitet oder löscht seine <text:tab/><text:tab/><text:tab/><text:tab/><text:tab/><text:tab/>Unterrichtsstunden</text:span></text:p>
      <text:p text:style-name="P6"/>
      <text:p text:style-name="P6">Beschreibung<text:tab/><text:span text:style-name="T5">Eine Liste aller bisher erstellten Unterrichtsstunden wird <text:tab/><text:tab/><text:tab/><text:tab/>angezeigt. Der Benutzer soll Unterrichtsstunden aus dieser Liste <text:tab/><text:tab/><text:tab/>bearbeiten oder löschen können. Der Benutzer soll jederzeit die <text:tab/><text:tab/><text:tab/>Möglichkeit haben neue Unterrichtsstunden erstellen zu können.</text:span></text:p>
      <text:p text:style-name="P6"/>
      <text:p text:style-name="P6">Eingabe<text:tab/><text:tab/><text:span text:style-name="T5">Eine Schul-Metadaten Instanz, welche allgemeine Informationen <text:tab/><text:tab/><text:tab/>über Schuljahrestermine enthält</text:span></text:p>
      <text:p text:style-name="P6"/>
      <text:p text:style-name="P6">Quelle<text:tab/><text:tab/><text:span text:style-name="T5">Die Wissensbasis des SharkNet</text:span></text:p>
      <text:p text:style-name="P6"/>
      <text:p text:style-name="P6">Ausgabe<text:tab/><text:tab/><text:span text:style-name="T5">Eine Liste von Instanzen der Unterrichtsstunden </text:span></text:p>
      <text:p text:style-name="P6"/>
      <text:p text:style-name="P6">Zielort<text:tab/><text:tab/><text:span text:style-name="T5">Die Wissensbasis des SharkNet </text:span></text:p>
      <text:p text:style-name="P6"/>
      <text:p text:style-name="P6">Aktion: <text:span text:style-name="T5">Ein Benutzer soll eine Unterrichtsstunden erstellen können und er soll bereits vorhandene Unterrichtsstunden bearbeiten oder löschen können. Ist die Liste der Unterrichtsstunden leer, dann soll die Unterrichtsstunden-Ansicht auch leer sein. Eine Funktionalität für das erstellen von Unterrichtsstunden soll permanent in dieser Ansicht vorhanden sein. Aktiviert der Benutzer diese Funktionalität, dann soll er, aus einer festgelegten Optionsauswahl, die Bezeichnung der Unterrichtsstunde, den unterrichtenden Lehrer und den Raum der Unterrichtsstunde auswählen. Sind die </text:span><text:soft-page-break/><text:span text:style-name="T5">Eigenschaften der Unterrichtsstunde ausgewählt, dann soll eine Unterrichtsstunden-Instanz, welche die eben erstellte Unterrichtsstunde repräsentiert, in die Liste der Unterrichtsstunden-Instanzen eingefügt werden. Eine Unterrichtsstunde wird eindeutig über die Bezeichnung der Unterrichtsstunde identifiziert. Es soll immer nur eine Unterrichtsbezeichnung vergeben werden können, ist bereits eine Unterrichtsstunde mit dieser Bezeichnung in der Liste vorhanden, dann kann keine weitere Unterrichtsstunde diese Bezeichnung erhalten. Räume und Lehrer sollen jedoch mehrfach verwendet werden können. <text:s/>Diese Liste soll dann automatisch in der SharkNet Wissensbasis persistent abgespeichert werden. Ist die Liste der Unterrichtsstunden-Instanzen nicht leer, dann sollen alle vorhandenen Unterrichtsstunden in der Unterrichtsstunden-Ansicht angezeigt werden.</text:span></text:p>
      <text:p text:style-name="P6"/>
      <text:p text:style-name="P6">Benötigt<text:tab/><text:tab/><text:span text:style-name="T5">Eine Schul-Metadaten Instanz, diese enthält die festgelegten und <text:tab/><text:tab/><text:tab/>auswählbaren Optionen, die der Benutzer bei Erstellung oder <text:tab/><text:tab/><text:tab/><text:tab/>Veränderung einer Unterrichtsstunde auswählen muss.</text:span></text:p>
      <text:p text:style-name="P15"/>
      <text:p text:style-name="P5"/>
      <text:p text:style-name="P9">SharkNet/Hausaufgabenheft/Stundenplan/SAS/2 </text:p>
      <text:p text:style-name="P6"/>
      <text:p text:style-name="P3"><text:span text:style-name="T1">Funktion<text:tab/><text:tab/></text:span><text:span text:style-name="T2">Definiert den Stundenplan eines Benutzers</text:span></text:p>
      <text:p text:style-name="P6"/>
      <text:p text:style-name="P3"><text:span text:style-name="T1">Beschreibung<text:tab/></text:span><text:span text:style-name="T2">Ein Benutzer verändert oder erstellt seinen eigenen <text:tab/><text:tab/><text:tab/><text:tab/><text:tab/>Stundenplan</text:span></text:p>
      <text:p text:style-name="P6"/>
      <text:p text:style-name="P6">Eingabe<text:tab/><text:span text:style-name="T5"><text:tab/>Instanzen für die Schul-Metadaten und den Stundenplan</text:span></text:p>
      <text:p text:style-name="P6"/>
      <text:p text:style-name="P6">Quelle<text:tab/><text:tab/><text:span text:style-name="T5">Die Wissensbasis von SharkNet</text:span></text:p>
      <text:p text:style-name="P6"/>
      <text:p text:style-name="P6">Ausgabe<text:tab/><text:tab/><text:span text:style-name="T5">Eine Instanz des Stundenplans, welcher den gesamten <text:tab/><text:tab/><text:tab/><text:tab/><text:tab/>Stundenplan, samt aller vorgenommener Änderungen des <text:tab/><text:tab/><text:tab/><text:tab/>Benutzers, enthält.</text:span></text:p>
      <text:p text:style-name="P6"/>
      <text:p text:style-name="P6">Zielort<text:tab/><text:tab/><text:span text:style-name="T5">Die Wissensbasis von SharkNet.</text:span></text:p>
      <text:p text:style-name="P6"/>
      <text:p text:style-name="P6">Aktion: <text:span text:style-name="T5">Der Stundenplan soll eine Schulwoche von Montag bis Freitag ohne Wochenenden repräsentieren. Die Anfangs- und Endzeiten der einzelnen Unterrichtsstunden sollen, mittels einer Schul-Metadaten Instanz, berechnet und angezeigt werden. Die Schul-Metadaten Instanz soll folgende Werte bereitstellen: <text:s/>Alle Pausenzeiten der Schule, allgemeine Länge der Unterrichtsstunden und der Anfang der frühestmöglichen Unterrichtsstunde. Die frühestmögliche Unterrichtsstunde bestimmt zu welcher Uhrzeit die erste Stunde eines jeden Wochentages beginnen soll. Die allgemeine Länge der Unterrichtsstunde wird dann addiert mit der Uhrzeit der frühestmöglichen Unterrichtsstunde und mit der ersten Pause. Die weiteren Anfangs- und Endzeiten der Unterrichtsstunden sollen nach </text:span><text:soft-page-break/><text:span text:style-name="T5">diesem Muster berechnet werden. Die in SAS/1 vordefinierten Unterrichtsstunden sollen für die Erstellung des Stundenplans benutzt werden. Vordefinierte Unterrichtsstunden sollen in einer Stundenplan-Matrix eingetragen werden können. Die Spalten der Stundenplan-Matrix sind die Wochentage und die Zeilen die Stunden und die Anfangs und Endzeiten der Stunden. Veränderungen des Stundenplans sollen darin resultieren, dass diese Änderungen, in Form einer Stundenplan Instanz, sofort in der Wissensbasis (Datenbank) von SharkNet abgespeichert werden.</text:span></text:p>
      <text:p text:style-name="P6"/>
      <text:p text:style-name="P6">Benötigt<text:tab/><text:tab/><text:span text:style-name="T5">Eine Schul-Metadaten und eine Stundenplan Instanz. Die Schul-<text:tab/><text:tab/><text:tab/>Metadaten Instanz wird benötigt, weil sie wichtige Informationen <text:tab/><text:tab/><text:tab/>für die Berechnung der Unterrichtszeiten bereitstellt. </text:span></text:p>
      <text:p text:style-name="P5"><text:tab/><text:tab/><text:tab/>Die Stundenplan Instanz wird benötigt, weil die Stundenplan <text:tab/><text:tab/><text:tab/><text:tab/>Ansicht, mittels dieser Instanz, initialisiert werden soll.</text:p>
      <text:p text:style-name="P15"/>
      <text:p text:style-name="P3"/>
      <text:p text:style-name="P9">SharkNet/Hausaufgabenheft/Tagesansicht/SAS/3 </text:p>
      <text:p text:style-name="P6"/>
      <text:p text:style-name="P3"><text:span text:style-name="T1">Funktion<text:tab/><text:tab/></text:span><text:span text:style-name="T2">Veranschaulicht bestimmte Unterrichtsdaten, für ein bestimmtes <text:tab/><text:tab/><text:tab/>Datum, in der Ansicht genau eines Tages.</text:span></text:p>
      <text:p text:style-name="P6"/>
      <text:p text:style-name="P3"><text:span text:style-name="T1">Beschreibung<text:tab/></text:span><text:span text:style-name="T2">Ein Benutzer sieht alle Unterrichtsstunden, dazugehörige Lehrer <text:tab/><text:tab/><text:tab/>und Räume, die er in seinem Stundenplan/SAS/2 angegeben hat, <text:tab/><text:tab/><text:tab/>an einem bestimmten Datum, in einer Tagesansicht, im Schuljahr. <text:tab/><text:tab/><text:tab/></text:span></text:p>
      <text:p text:style-name="P6"/>
      <text:p text:style-name="P6">Eingabe<text:tab/><text:span text:style-name="T5"><text:tab/>Instanzen für die Schul-Metadaten und den Stundenplan.</text:span></text:p>
      <text:p text:style-name="P6"><text:span text:style-name="T5"><text:tab/><text:tab/><text:tab/>Eine Liste von Hausaufgabeninstanzen</text:span></text:p>
      <text:p text:style-name="P6"/>
      <text:p text:style-name="P6">Quelle<text:tab/><text:tab/><text:span text:style-name="T5">Die Wissensbasis von SharkNet</text:span></text:p>
      <text:p text:style-name="P6"/>
      <text:p text:style-name="P6">Ausgabe<text:tab/><text:tab/><text:span text:style-name="T5">Eine Liste von Hausaufgabeninstanzen</text:span></text:p>
      <text:p text:style-name="P6"/>
      <text:p text:style-name="P6">Zielort<text:tab/><text:tab/><text:span text:style-name="T5">Die Wissensbasis von SharkNet</text:span></text:p>
      <text:p text:style-name="P6"/>
      <text:p text:style-name="P6">Aktion: <text:span text:style-name="T5">Die einzelnen Unterrichtsstunden sollen mit Anfangs und Endzeiten beschriftet werden. Die Berechnung der Unterrichtszeiten soll genau wie in Stundenplan/SAS/2 erfolgen, um Coderedundanzen zu vermeiden, sollte die Berechnung der Unterrichtsstunden in die Schul-Metadaten Klasse verlagert werden. Zudem sollen alle Unterrichtsstunden anzeigen, wie die entsprechenden Bezeichnungen der Unterrichtsstunden, die Kontaktinformationen der Lehrer und die Räume lauten. Der Benutzer sollte zwischen den einzelnen Tagen innerhalb dieser Tagesansicht wechseln können. Durch das berühren einer bestimmten Unterrichtsstunde an einem bestimmten Datum soll ein Event ausgelöst werden. Dieses Event bietet die Möglichkeiten eine Hausaufgabe an diesem Datum zu genau </text:span><text:soft-page-break/><text:span text:style-name="T5">dieser Unterrichtsstunde einzutragen. Sind bereits Hausaufgaben zu dieser Unterrichtsstunde an diesem Datum eingetragen, dann sollen diese angezeigt, bearbeitet, bestätigt oder gelöscht werden können, zudem soll in der Tagesansicht erkennbar sein, in welcher Unterrichtsstunde wie viele Hausaufgaben eingetragen sind. Die Möglichkeit Hausaufgaben einzutragen soll auch dann angeboten werden, wenn bereits Hausaufgaben eingetragen sind. Wie eine Hausaufgabe aussieht und wie sie erstellt wird, definiert Spezifikation Hausaufgabe/SAS/6. Die Tagesansicht soll eine Symbolik für die Anzahl der kommenden Hausaufgaben anzeigen. Hat ein Benutzer viele Hausaufgaben in den nächsten Tagen auf, dann wird ihm z.B. ein rotes Hausaufgabenheft mit einem Stift angezeigt und wenn er alle Hausaufgaben erledigt hat dann wird ihm z.B. ein Liegestuhl mit Sonnenschirm angezeigt.</text:span></text:p>
      <text:p text:style-name="P5"/>
      <text:p text:style-name="P6">Benötigt<text:tab/><text:tab/><text:span text:style-name="T5">Instanzen für Schul-Metadaten und Stundenplan, sowie eine Liste <text:tab/><text:tab/><text:tab/>von Hausaufgabeninstanzen. Die Schul-Metadaten Instanz wird <text:tab/><text:tab/><text:tab/>benötigt, weil sie wichtige Schulalltags-Informationen bereitstellt. <text:tab/><text:tab/><text:tab/>Die Stundenplan Instanz wird benötigt, weil die Tagesansicht</text:span></text:p>
      <text:p text:style-name="P6"><text:span text:style-name="T5"><text:tab/><text:tab/><text:tab/>viele Werte aus dieser Stundenplan Instanz beziehen soll. Die <text:tab/><text:tab/><text:tab/><text:tab/>Liste der Hausaufgabeninstanzen soll für die Veranschaulichung <text:tab/><text:tab/><text:tab/>der noch anfallenden Hausaufgaben in den einzelnen <text:tab/><text:tab/><text:tab/><text:tab/><text:tab/>Unterrichtsstunden benutzt werden.<text:tab/></text:span></text:p>
      <text:p text:style-name="P15"/>
      <text:p text:style-name="P5"/>
      <text:p text:style-name="P9">SharkNet/Hausaufgabenheft/Wochenansicht/SAS/4 </text:p>
      <text:p text:style-name="P6"/>
      <text:p text:style-name="P3"><text:span text:style-name="T1">Funktion<text:tab/><text:tab/></text:span><text:span text:style-name="T2">Veranschaulicht bestimmte Unterrichtsdaten, in gekürzter Form, <text:tab/><text:tab/><text:tab/>für eine bestimmte Schulwoche.</text:span></text:p>
      <text:p text:style-name="P6"/>
      <text:p text:style-name="P3"><text:span text:style-name="T1">Beschreibung<text:tab/></text:span><text:span text:style-name="T2">Ein Benutzer sieht bestimmte Unterrichtsinformationen einer <text:tab/><text:tab/><text:tab/><text:tab/>Schulwoche in gekürzter Form. </text:span></text:p>
      <text:p text:style-name="P6"/>
      <text:p text:style-name="P6">Eingabe<text:tab/><text:span text:style-name="T5"><text:tab/>Instanzen für die Schul-Metadaten und den Stundenplan</text:span></text:p>
      <text:p text:style-name="P6"/>
      <text:p text:style-name="P6">Quelle<text:tab/><text:tab/><text:span text:style-name="T5">Die Wissensbasis von SharkNet</text:span></text:p>
      <text:p text:style-name="P6"/>
      <text:p text:style-name="P6">Ausgabe<text:tab/><text:tab/><text:span text:style-name="T5">-</text:span></text:p>
      <text:p text:style-name="P6"/>
      <text:p text:style-name="P6">Zielort<text:tab/><text:tab/><text:span text:style-name="T5">-</text:span></text:p>
      <text:p text:style-name="P6"/>
      <text:p text:style-name="P6">Aktion: <text:span text:style-name="T5">Die Zeilen einer Schulwoche sollen mit Anfangs und Endzeiten der Unterrichtsstunden beschriftet werden. Die Berechnung der Unterrichtszeiten soll genau wie in Stundenplan/SAS/2 erfolgen. Die Wochenansicht bietet weniger Platz für Informationen als die Tagesansicht, darum sollen die wichtigen Informationen anders repräsentiert werden. Der Benutzer sollte zwischen den <text:tab/>einzelnen Wochen innerhalb dieser Ansicht wechseln können. Die Anzahl an Hausaufgaben innerhalb </text:span><text:soft-page-break/><text:span text:style-name="T5">eines Wochentages soll ebenfalls gekennzeichnet werden. Die Schul-Metadaten Instanz soll Kurzformen für Unterrichtsbezeichnungen, Lehrerkontakte und Räume anbieten. Das Unterrichtsfach Deutsch könnte in gekürzter Form „D“ oder „De“ lauten. Diese Kürzel sind in der Schul-Metadaten Instanz festgelegt und sollen vorab von einer dritten Person festgelegt werden. Wer diese Person ist und wie die Schul-Metadaten ausgefüllt werden sollen, ist noch offen. Das Datum der Wochentage soll als Spanne für die gesamte Woche angegeben werden z.B. 28.09.2016 – 03.10.2016. Berührt der Benutzer einen bestimmten Wochentag innerhalb einer Wochenansicht, dann soll der ausgewählte Wochentag in der Tagesansicht angezeigt werden. Allgemein soll die Wochenansicht, bei Auswahl eines bestimmten Wochentages, immer in die Tagesansicht überführen, sodass der ausgewählte Wochentag in der Tagesansicht aufgerufen wird und der Benutzer in der Tagesansicht weiter navigieren kann. <text:s/></text:span></text:p>
      <text:p text:style-name="P5"/>
      <text:p text:style-name="P6">Benötigt<text:tab/><text:tab/><text:span text:style-name="T5">Instanzen für Schul-Metadaten und Stundenplan, sowie eine Liste <text:tab/><text:tab/><text:tab/>von Hausaufgabeninstanzen. Die Schul-Metadaten Instanz wird <text:tab/><text:tab/><text:tab/>benötigt, weil sie wichtige Schulalltags-Informationen bereitstellt. <text:tab/><text:tab/><text:tab/>Die Stundenplan Instanz wird benötigt, weil die Wochenansicht <text:tab/><text:tab/><text:tab/>viele Werte aus dieser Stundenplan Instanz beziehen soll. Die <text:tab/><text:tab/><text:tab/><text:tab/>Liste der Hausaufgabeninstanzen soll für die Veranschaulichung <text:tab/><text:tab/><text:tab/>der noch anfallenden Hausaufgaben der einzelnen Wochentage <text:tab/><text:tab/><text:tab/>benutzt werden.<text:tab/></text:span></text:p>
      <text:p text:style-name="P16"/>
      <text:p text:style-name="P6"/>
      <text:p text:style-name="P9">SharkNet/Hausaufgabenheft/Monatsansicht/SAS/5</text:p>
      <text:p text:style-name="P6"/>
      <text:p text:style-name="P3"><text:span text:style-name="T1">Funktion</text:span><text:span text:style-name="T2"><text:tab/><text:tab/>Bietet eine Übersicht über alle Tage eines Schulmonats.</text:span></text:p>
      <text:p text:style-name="P6"/>
      <text:p text:style-name="P3"><text:span text:style-name="T1">Beschreibung<text:tab/></text:span><text:span text:style-name="T2">Ein Benutzer sieht die Tage eines Schulmonats in einer Übersicht.</text:span></text:p>
      <text:p text:style-name="P3"><text:span text:style-name="T2"><text:tab/><text:tab/><text:tab/>In dieser Übersicht soll erkenntlich sein, wie viele Hausaufgaben <text:tab/><text:tab/><text:tab/>an welchen Tagen im Schulmonat anfallen. </text:span></text:p>
      <text:p text:style-name="P3"><text:span text:style-name="T2"><text:tab/><text:tab/><text:tab/></text:span></text:p>
      <text:p text:style-name="P6">Eingabe<text:tab/><text:span text:style-name="T5"><text:tab/>Eine Instanz der Schul-Metadaten und eine Liste von <text:tab/><text:tab/><text:tab/><text:tab/><text:tab/>Hausaufgabeninstanzen</text:span></text:p>
      <text:p text:style-name="P6"/>
      <text:p text:style-name="P6">Quelle<text:tab/><text:tab/><text:span text:style-name="T5">Die Wissensbasis von SharkNet</text:span></text:p>
      <text:p text:style-name="P6"/>
      <text:p text:style-name="P6">Ausgabe<text:tab/><text:tab/><text:span text:style-name="T5">Eine Liste von Hausaufgabeninstanzen</text:span></text:p>
      <text:p text:style-name="P6"/>
      <text:p text:style-name="P6">Zielort<text:tab/><text:tab/><text:span text:style-name="T5">Die Wissensbasis von SharkNet</text:span></text:p>
      <text:p text:style-name="P6"/>
      <text:p text:style-name="P6">Aktion: <text:span text:style-name="T5">Der Benutzer soll zwischen den verschiedenen Monaten eines Schuljahres wechseln können. Die Monatsansicht soll das Jahr und die Bezeichnung des Monats anzeigen z.B. Januar 2016. Unterrichtszeiten, Unterrichtsstundenbezeichnungen, </text:span><text:soft-page-break/><text:span text:style-name="T5">Lehrer oder Räume sollen, auf Grund fehlenden Platzes, nicht angezeigt werden. Die Informationen die eine Monatsansicht bietet sollen folgendermaßen definiert sein: Eine Tag in einer Monatsansicht soll kleine Symbole beinhalten. Hausaufgaben und Prüfungen sollen unterschiedliche Symbole oder Attribute erhalten. Für jede Hausaufgabe und jede Prüfung die an einem Tag, innerhalb eines Schulmonats, eingetragen ist, soll ein Symbol in den Tag eines Monats eingefügt werden. Sind am ersten Tag eines Monats 2 Prüfungen und 3 Hausaufgaben eingetragen, dann sollen in diesem Tag 2 Symbole für Prüfungen und 3 Symbole für Hausaufgaben eingezeichnet sein. Das Aussehen der Symbole ist nicht näher festgeschrieben. Berührt der Benutzer einen bestimmten Tag der Monatsansicht, dann soll dieser Tag in der Tagesansicht geöffnet werden.</text:span></text:p>
      <text:p text:style-name="P5"/>
      <text:p text:style-name="P6">Benötigt<text:tab/><text:tab/><text:span text:style-name="T5">Eine Instanz der Schul-Metadaten, sowie eine Liste von<text:tab/><text:tab/><text:tab/><text:tab/><text:tab/>Hausaufgabeninstanzen. Die Schul-Metadaten Instanz wird <text:tab/><text:tab/><text:tab/><text:tab/>benötigt, weil sie wichtige Schulalltags-Informationen bereitstellt. <text:s/><text:tab/><text:tab/><text:tab/>Die Liste der Hausaufgabeninstanzen soll für die <text:tab/><text:tab/><text:tab/><text:tab/><text:tab/><text:tab/>Veranschaulichung der noch anfallenden Hausaufgaben der <text:tab/><text:tab/><text:tab/><text:tab/>einzelnen Tage eins Monats benutzt werden.<text:tab/></text:span></text:p>
      <text:p text:style-name="P16"/>
      <text:p text:style-name="P6"/>
      <text:p text:style-name="P9">SharkNet/Hausaufgabenheft/Hausaufgabe/SAS/6</text:p>
      <text:p text:style-name="P6"/>
      <text:p text:style-name="P3"><text:span text:style-name="T1">Funktion</text:span><text:span text:style-name="T2"><text:tab/><text:tab/>Definiert die Erstellung und Bearbeitung einer Hausaufgabe.</text:span></text:p>
      <text:p text:style-name="P6"/>
      <text:p text:style-name="P3"><text:span text:style-name="T1">Beschreibung<text:tab/></text:span><text:span text:style-name="T2">Eine einzelne Hausaufgabe soll aus folgenden Attributen bestehen:</text:span></text:p>
      <text:p text:style-name="P3"><text:span text:style-name="T2"><text:tab/><text:tab/><text:tab/>Ein Fälligkeitsdatum, eine Unterrichtsstundenbezeichnung, die <text:tab/><text:tab/><text:tab/>Kontaktinformationen des Lehrers, der Raum, die Anfangs und <text:tab/><text:tab/><text:tab/>Endzeiten der Unterrichtsstunden, ein Hausaufgabentitel, <text:tab/><text:tab/><text:tab/><text:tab/>verschiedene Hausaufgabeninhalte, Inhalts Beschreibungen und <text:tab/><text:tab/><text:tab/>Bewertungen für die Inhalte.</text:span></text:p>
      <text:p text:style-name="P3"><text:span text:style-name="T2"><text:tab/><text:tab/><text:tab/></text:span></text:p>
      <text:p text:style-name="P6">Eingabe<text:tab/><text:span text:style-name="T5"><text:tab/>Eine Hausaufgabeninstanz</text:span></text:p>
      <text:p text:style-name="P6"/>
      <text:p text:style-name="P6">Quelle<text:tab/><text:tab/><text:span text:style-name="T5">Die Wissensbasis von SharkNet</text:span></text:p>
      <text:p text:style-name="P6"/>
      <text:p text:style-name="P6">Ausgabe<text:tab/><text:tab/><text:span text:style-name="T5">Eine Hausaufgabeninstanz</text:span></text:p>
      <text:p text:style-name="P6"/>
      <text:p text:style-name="P6">Zielort<text:tab/><text:tab/><text:span text:style-name="T5">Die Wissensbasis von SharkNet</text:span></text:p>
      <text:p text:style-name="P6"/>
      <text:p text:style-name="P6">Aktion: <text:span text:style-name="T5">Der Benutzer soll zwischen den verschiedenen Monaten eines Schuljahres wechseln können. Die Monatsansicht soll das Jahr und die Bezeichnung des Monats anzeigen z.B. Januar 2016. Unterrichtszeiten, Unterrichtsstundenbezeichnungen, Lehrer oder Räume sollen, auf Grund fehlenden Platzes, nicht angezeigt werden. Die Informationen die eine Monatsansicht bietet sollen folgendermaßen definiert sein: </text:span><text:soft-page-break/><text:span text:style-name="T5">Eine Tag in einer Monatsansicht soll kleine Symbole beinhalten. Hausaufgaben und Prüfungen sollen unterschiedliche Symbole oder Attribute erhalten. Für jede Hausaufgabe und jede Prüfung die an einem Tag, innerhalb eines Schulmonats, eingetragen ist, soll ein Symbol in den Tag eines Monats eingefügt werden. Sind am ersten Tag eines Monats 2 Prüfungen und 3 Hausaufgaben eingetragen, dann sollen in diesem Tag 2 Symbole für Prüfungen und 3 Symbole für Hausaufgaben eingezeichnet sein. Das Aussehen der Symbole ist nicht näher festgeschrieben. Berührt der Benutzer einen bestimmten Tag der Monatsansicht, dann soll dieser Tag in der Tagesansicht geöffnet werden.</text:span></text:p>
      <text:p text:style-name="P5"/>
      <text:p text:style-name="P6">Benötigt<text:tab/><text:tab/><text:span text:style-name="T5">Eine Hausaufgabeninstanz. Diese Hausaufgabeninstanz soll mit <text:tab/><text:tab/><text:tab/>einigen Werten versehen werden. Wird eine Hausaufgabe von <text:tab/><text:tab/><text:tab/><text:tab/>einer Tagesansicht heraus erstellt, dann soll diese Tagesansicht <text:tab/><text:tab/><text:tab/><text:tab/>nachfolgende Informationen, die in der Tagesansicht bereits <text:tab/><text:tab/><text:tab/><text:tab/>vorhanden sind, in die Hausaufgabeninstanz einfügen. Dazu <text:tab/><text:tab/><text:tab/><text:tab/>gehört das Fälligkeitsdatum des Tages an dem die Hausaufgabe <text:tab/><text:tab/><text:tab/>eingetragen wird, die Unterrichtsbezeichnung, der Lehrerkontakt, <text:tab/><text:tab/><text:tab/>der Raum und die Anfangs und Endzeiten der Unterrichtsstunden. <text:s/><text:tab/></text:span></text:p>
      <text:p text:style-name="P16"/>
      <text:h text:style-name="P26" text:outline-level="5"/>
      <text:h text:style-name="P26" text:outline-level="5"/>
      <text:h text:style-name="P26" text:outline-level="5"/>
      <text:h text:style-name="P26" text:outline-level="5"/>
      <text:h text:style-name="P26" text:outline-level="5"/>
      <text:h text:style-name="P26" text:outline-level="5"/>
      <text:h text:style-name="P26" text:outline-level="5"/>
      <text:h text:style-name="P26" text:outline-level="5"/>
      <text:h text:style-name="P26" text:outline-level="5"/>
      <text:h text:style-name="P26" text:outline-level="5"/>
      <text:h text:style-name="P26" text:outline-level="5"/>
      <text:h text:style-name="P26" text:outline-level="5"/>
      <text:h text:style-name="P26" text:outline-level="5"/>
      <text:h text:style-name="Hauptüberschriften" text:outline-level="5">3 Konzeption und Implementierung</text:h>
      <text:p text:style-name="P3"/>
      <text:h text:style-name="Hauptüberschriften" text:outline-level="5">3.1 Entwicklungswerkzeuge </text:h>
      <text:p text:style-name="P3">Entwicklungsumgebung und Codeverbreitung</text:p>
      <text:p text:style-name="P3"/>
      <text:h text:style-name="Hauptüberschriften" text:outline-level="5">3.2 Konzeption</text:h>
      <text:p text:style-name="P3">UML Diagramme</text:p>
      <text:p text:style-name="P3"/>
      <text:h text:style-name="Hauptüberschriften" text:outline-level="5"><text:soft-page-break/>3.3 Konkrete Implementierung der Konzepte und der Spezifikationen</text:h>
      <text:p text:style-name="P5"/>
      <text:p text:style-name="P10">3.3.x Stundenplan</text:p>
      <text:p text:style-name="P5">Der Stundenplan soll programmatisch durch ein Stundenplan Interface dargestellt werden und einer Klasse die dieses Interface implementiert. Klasse und Interface des Stundenplans sollen Teil der SharkNet API werden. Die Hausaufgabenheft API soll einen Wrapper (Entwurfsmuster) für die Stundenplan Klasse implementieren. Gleichzeitig implementiert dieser Wrapper das Android Interface Parcelable. </text:p>
      <text:h text:style-name="Hauptüberschriften" text:outline-level="5">3.3.x Fotos mit der eingebauten Kamera aufnehmen und mit einer Hausaufgabe verknüpfen </text:h>
      <text:p text:style-name="P4">Liegt die Anzahl der Bewertungen im positiven Bereich, dann hat die Mehrheit der Benutzer die Qualität oder den Inhalt des Mediums positiv bewertet, liegt die Anzahl der Bewertungen im negativen Bereich, <text:s/>dann bewertete die Mehrzahl der Benutzer das Medium negativ. Die Höhe der Zahl im positiven oder negativen Bereich gibt die stärke der Bewertung an. Eine „-100“ bedeutet das x Personen das Medium positiv bewertet haben und x + 100 Personen das Medium negativ bewertet haben. Wiederum ist eine „-100“ als Bewertung ein Anzeichen dafür, dass dieses Medium nicht zu erkennen ist oder derjenige eine völlig falsche Aufgabenstellung eingefügt hat. </text:p>
      <text:p text:style-name="P3">//TODO nachfolgendes nachbessern</text:p>
      <text:p text:style-name="P4">Gerade aufgenommene Bilder, Bilder aus der Gallery und Dokumente aus dem Dateisystem des Gerätes <text:span text:style-name="T4">sind</text:span> als Inhalt oder als Inhalte der Hausaufgaben zu verstehen. <text:s/>Die <text:s/>eingefügten <text:s/>Inhalte konnten bisher mit einer Stimme pro Benutzer bewertet werden. Jeder Benutzer kann genau eine Stimme für jeden vorhanden Inhalt abgeben. Der Inhalt kann positiv oder negativ bewertet werden und die Schülerin oder der Schüler erhält eine Auswertung dieser Bewertungen in Form einer Zahl.</text:p>
      <text:p text:style-name="P3"/>
      <text:h text:style-name="Hauptüberschriften" text:outline-level="5">3.4 Alternative Implementierungen</text:h>
      <text:p text:style-name="P3"/>
      <text:h text:style-name="Hauptüberschriften" text:outline-level="5">4 Software-Validierung</text:h>
      <text:p text:style-name="P3"/>
      <text:p text:style-name="P3">Wie wird die Anwendung getestet oder wie kann die Anwendung getestet werden.</text:p>
      <text:p text:style-name="P3"/>
      <text:p text:style-name="P3"/>
      <text:p text:style-name="P3"/>
      <text:p text:style-name="P3"/>
      <text:p text:style-name="P3"/>
      <text:p text:style-name="P3"/>
      <text:p text:style-name="P3"/>
      <text:p text:style-name="P3"><text:soft-page-break/></text:p>
      <text:h text:style-name="Hauptüberschriften" text:outline-level="5">5 Kritik und Ausblick</text:h>
      <text:p text:style-name="P4">In diesem Kapitel werden die Funktionsweisen der einzelnen Komponenten kritisch bewertet. Es soll festgestellt werden welche Funktionalitäten der Anwendung gut realisiert sind, bei welcher Funktionalität eine Verbesserung vorgenommen werden könnte und welche Spezifikationen ausreichend ausformuliert und zielführend waren. Zudem wird ein Ausblick in die Zukunft der Hausaufgabenheft-Anwendung geben, in diesem Ausblick wird gezeigt, wie Komponenten der Anwendung verändert werden und welche Funktionalitäten zukünftig hinzukommen. Die gesamte Anwendung soll von SharkNet aus verwendet werden können, da die Anwendung alle Informationen in der Wissensbasis von SharkNet speichert und nicht als eigenständige Anwendung geplant ist sondern als integrales Feature des SharkNet. </text:p>
      <text:p text:style-name="P3"/>
      <text:h text:style-name="Hauptüberschriften" text:outline-level="5">5.1 Kritik</text:h>
      <text:p text:style-name="P3"/>
      <text:h text:style-name="Hauptüberschriften" text:outline-level="5">5.2 Zukunft der Hausaufgabenheft-Anwendung</text:h>
      <text:p text:style-name="P3"/>
      <text:p text:style-name="P4"/>
      <text:h text:style-name="Hauptüberschriften" text:outline-level="5">5.2.1 Die Eingliederung der Anwendung ins SharkNet </text:h>
      <text:p text:style-name="P4">Der Navigation Drawer des SharkNet soll eine zusätzliche Navigationsmöglichkeit erhalten. Diese Option könnte Hausaufgaben, Hausaufgabenheft, Hausaufgabenplaner oder Schulplaner heißen. Wählt man diese Navigationsfunktion so wird man auf die Startseite der Hausaufgabenheft-Anwendung geleitet. Betritt man die Startseite der Hausaufgabenheft-Anwendung zum ersten mal, dann gibt es mehrere Möglichkeiten der Implementierung. </text:p>
      <text:p text:style-name="P4"/>
      <text:list xml:id="list4325147123417462953" text:style-name="L11">
        <text:list-item>
          <text:p text:style-name="P37">Die Schülerin oder der Schüler legen ihre Mitschüler bzw. Klassenkameraden fest, dies setzt voraus, dass die Mitschüler als Kontakte in der Wissensbasis des SharkNets vorhanden sind, andernfalls müssten die Mitschüler nachträglich hinzugefügt werden. </text:p>
        </text:list-item>
        <text:list-item>
          <text:p text:style-name="P37">Die Schülerin oder der Schüler werden angewiesen beim ersten Start der Hausaufgabenheft-Anwendung ein Interesse einzutragen. Dieses Interesse müsste eindeutig sein und die Klasse beschreiben. Jede Schülerin und jeder Schüler der das SharkNet benutzt und gleichzeitig exakt dieses Interesse angegeben hat, wird automatisch in die Klassengruppe hinzugefügt und synchronisiert sich mit den Hausaufgaben und Stundneplänen seiner Mitschüler.</text:p>
        </text:list-item>
      </text:list>
      <text:p text:style-name="P4"/>
      <text:p text:style-name="P4"/>
      <text:h text:style-name="Hauptüberschriften" text:outline-level="5"><text:soft-page-break/>5.2.2 Allgemeine Designveränderung der Anwendung</text:h>
      <text:p text:style-name="P4">Das Aussehen (Design) der Anwendung ist aktuell das eines Prototypen. Ist die Eingliederung der der Anwendung in das SharkNet abgeschlossen, dann wird auch das Prototypen Design und sämtliche Farben überarbeitet bzw. an das Design und die Farben des SharkNets angepasst. Diese Anpassung hat einen ganz bestimmten Vorteil: Die Hausaufgabenheft-Anwendung verliert ihren Stand-Alone Charakter und ihr eigenständiges Design und wird direkt in das Design und die Struktur des SharkNets integriert. Ist die Vollendung der Designveränderung abgeschlossen, dann sollte die Hausaufgabenheft-Anwendung nicht mehr vom SharkNet unterschieden werden können. Veranschaulichen wir diesen Gedanken an Hand eines Bildvergleiches. Links ist das Design des aktuellen Prototypen der Hausaufgabenheft-Anwendung und rechts ist das Zukünftige Design der Anwendungen. </text:p>
      <text:p text:style-name="P4"/>
      <text:p text:style-name="P4">Links:<text:tab/><text:tab/><text:tab/><text:tab/><text:tab/><text:tab/>Rechts:</text:p>
      <text:p text:style-name="P4">Bild <text:tab/><text:tab/><text:tab/><text:tab/><text:tab/><text:tab/><text:tab/>Bild</text:p>
      <text:p text:style-name="P4"/>
      <text:p text:style-name="P4">Wird die Hausaufgabenheft-Anwendung somit designtechnisch in das Design des SharkNets integriert? Diese Frage wird am besten beantwortet, wenn man das Zukunftsdesign der Anwendung mit den aktuellen Designs des SharkNet vergleicht:</text:p>
      <text:p text:style-name="P4"/>
      <text:p text:style-name="P4">Zukunftsdesign der Hausaufgabenheft-Anwendung:</text:p>
      <text:p text:style-name="P4">Bild</text:p>
      <text:p text:style-name="P4"/>
      <text:p text:style-name="P4">Design des SharkNets:</text:p>
      <text:p text:style-name="P4">Bild<text:tab/><text:tab/><text:tab/><text:tab/>Bild <text:tab/><text:tab/><text:tab/><text:tab/>Bild</text:p>
      <text:p text:style-name="P4"/>
      <text:h text:style-name="Hauptüberschriften" text:outline-level="5">5.2.3 Detailbeschreibung der Designveränderung</text:h>
      <text:p text:style-name="P4">Welche Hauptveränderungen werden vorgenommen? SharkNet nutzt einige Elemente aus dem Google Material-Design <text:s/><text:span text:style-name="T4">//TODO add examples.</text:span></text:p>
      <text:p text:style-name="P3"/>
      <text:p text:style-name="P4">Jede Aktivität der Hausaufgabenheft-Anwendung soll mit einer App Bar ausgestattet werden. Diese App Bar bietet dann, passend zur aktuellen Aktivität, Auswahloptionen an. Unter anderem wird das bisherige Kontext Menü „<text:span text:style-name="T4">3 Punkte Menü Bild einfügen</text:span>“ Bestandteil der App Bar. Befindet man sich gerade in der Hausaufgabenansicht einer einzelnen speziellen Hausaufgabe (später als Konkrete-Hausaufgabenansicht klassifiziert), die zu einem bestimmten Datum fällig wird, dann bietet die App Bar auch einen „Backspace“ bzw. Zurück-Pfeil an, dieser Pfeil Navigiert den Benutzer wieder in die vorherige Aktivität. </text:p>
      <text:p text:style-name="P4"/>
      <text:p text:style-name="P4">Die Ansicht einer einzelnen Hausaufgabe oder einer Prüfung wird noch weiteren Anpassungen unterzogen. Die einstellbaren Aufgabenstellung werden von den einstellbaren Lösungen getrennt. Aufgabenstellungen und Lösungen erhalten jeweils <text:soft-page-break/>ihre eigene Ansicht. Wie die Schülerin oder der Schüler zwischen den beiden getrennten Ansichten navigiert, ist noch nicht festgelegt. Es unterscheiden sich folgende drei Implementierungsmöglichkeiten:</text:p>
      <text:p text:style-name="P4"/>
      <text:list xml:id="list1233901920038138641" text:style-name="L12">
        <text:list-item>
          <text:p text:style-name="P38">Die Navigation zwischen der Aufgabenstellungsansicht und der Lösungsansicht wird in das Kontextmenü der App Bar integriert.</text:p>
        </text:list-item>
        <text:list-item>
          <text:p text:style-name="P38">Die App Bar wird mit zwei „Tabs“ ausgestattet. Ein Tab symbolisiert die Aufgabenstellungsansicht und der andere Tab symbolisiert die Lösungsansicht. Zwischen diesen Tabs kann wie zwischen den Fragmenten mit einer wischenden Fingergeste gewechselt werden.</text:p>
        </text:list-item>
        <text:list-item>
          <text:p text:style-name="P38">Eine Spinner Aktion wird in die App Bar integriert. Der Spinner ist eine Art vordefinierter Auswahlassistent. Der Spinner wird so konfiguriert, dass er bei Aktivierung durch den Benutzer 2 Optionen Anzeigt (Aufgabenstellungsansicht oder Lösungsansicht).</text:p>
        </text:list-item>
      </text:list>
      <text:p text:style-name="P4"><text:s/></text:p>
      <text:p text:style-name="P4"/>
      <text:p text:style-name="P4">BILD</text:p>
      <text:p text:style-name="P4">Veranschaulichung der Implementierungsmöglichkeit 1(Bildunterschrift):</text:p>
      <text:p text:style-name="P4"/>
      <text:p text:style-name="P4">BILD</text:p>
      <text:p text:style-name="P4">Veranschaulichung der Implementierungsmöglichkeit 2(Bildunterschrift):</text:p>
      <text:p text:style-name="P4"/>
      <text:p text:style-name="P4">BILD</text:p>
      <text:p text:style-name="P4">Veranschaulichung der Implementierungsmöglichkeit 3(Bildunterschrift):</text:p>
      <text:p text:style-name="P3"/>
      <text:p text:style-name="P3"/>
      <text:h text:style-name="Hauptüberschriften" text:outline-level="5">5.2.4 Zukünftige Funktionalitäten der Hausaufgabenheft-Anwendung</text:h>
      <text:p text:style-name="P7"/>
      <text:p text:style-name="P7">Die Prüfungen:</text:p>
      <text:p text:style-name="P4"/>
      <text:p text:style-name="P4">Eine Prüfung wird ähnlich wie eine Hausaufgabe erstellt werden können, unter Umständen wird eine Prüfung erstellt indem bei der Erstellung einer Hausaufgabe ein Auswahlfeld markiert wird, welches die Hausaufgabe als Prüfung klassifiziert. Letztlich unterscheidet sich eine Hausaufgabe kaum von einer Prüfung. Hausaufgaben und Prüfungen haben beide ein Fälligkeitsdatum, also ein Datum an dem die Prüfung geschrieben wird oder die Hausaufgabe abgegeben werden muss. Aufgabenstellungen und Lösungen sind sowohl für Hausaufgaben als auch für Prüfungen relevant. Eine Aufgabenstellung einer Prüfung wird nicht die Prüfungsaufgabe sein, sondern allgemeines Unterrichtsmaterial welches sich auf ein Thema bezieht. Die Lösungen verweisen dann auf die eingestellten Aufgabenstellungen zum Unterrichtsmaterial. So können sich die Schülerinnen und Schüler auf ihre Prüfungen vorbereiten und zusammen Übungsaufgaben lösen und vergleichen. </text:p>
      <text:p text:style-name="P4"/>
      <text:p text:style-name="P3"><text:soft-page-break/></text:p>
      <text:p text:style-name="P7">Wochen- und Monatsansicht:</text:p>
      <text:p text:style-name="P7"/>
      <text:p text:style-name="P4">Die Stundenplan-Ansicht die aktuell aus einer Tagesansicht des Stundenplans besteht, wird zukünftig mit weiteren Ansichtsmöglichkeiten ausgestattet. Eine Wochenansicht wird hinzugefügt. Diese Wochenansicht bietet mehr Übersicht auf einer Seite über die gesamte Schulwoche als eine Tagesansicht, wird dafür aber vielleicht an Informationen sparen müssen, auf Grund des geringeren Platzes, die in einer Tages-Ansicht angezeigt werden können. Die Monatsansicht veranschaulicht einen kompletten Schulmonat auf einer Seite, beinhaltet dafür noch weniger Informationen eines konkreten Tages. Wochen- und Monatsansicht sollten nur die wichtigsten Informationen anzeigen z.B. wie viele Hausaufgaben hat die Schülerin oder der Schüler an diesem Tag auf. Die Anzahl der Hausaufgaben könnte in der Monatsansicht durch einen Farbigen Punkt symbolisiert werden. Ist der Punkt in einem Tag der Monatsansicht grün, sind nur wenige Hausaufgaben auf, ist der Punkt rot, so hat die Schülerin oder der Schüler besonders viele Hausaufgaben an diesem Tag auf und wenn kein Punkt an diesem Tag ist, dann sind an diesem Tag keine Hausaufgaben geplant. </text:p>
      <text:p text:style-name="P4"/>
      <text:p text:style-name="P4"/>
      <text:p text:style-name="P7">Hausaufgaben- und Prüfungsansicht:</text:p>
      <text:p text:style-name="P7"/>
      <text:p text:style-name="P4">Die Stundenplan-Ansicht soll neben den Tages-, Wochen- und Monatsansichten noch Ansichten für Hausaufgaben und Prüfungen erhalten. Stundenplan-Hausaufgabenansichten zeigen in Form einer Liste, auf einer einzigen scrollbaren Seite, alle Hausaufgaben, mit den einzelnen Fächerbezeichnungen, und Fälligkeitsdaten <text:s/>der Hausaufgaben an. Die Hausaufgaben sind Chronologisch geordnet d.h. die Hausaufgabe die als nächstes fällig werden würde, steht an oberster Stelle und die Hausaufgabe für die noch am meisten Zeit bleibt steht an unterster Stelle der Stundenplan-Hausaufgabenansicht-Liste. Die Prüfungsansicht verhält sich exakt wie die Hausaufgabenansicht mit dem unterschied, dass in ihr nur Prüfungen statt Hausaufgaben angezeigt werden. </text:p>
      <text:p text:style-name="P3"/>
      <text:p text:style-name="P3"/>
      <text:p text:style-name="P7">Abgrenzung der Hausaufgabenansichten:</text:p>
      <text:p text:style-name="P3"/>
      <text:p text:style-name="P4">Die Stundenplan-Hausaufgabenansicht unterscheidet sich von der Hausaufgabenansicht, welche eine konkrete Hausaufgabe zu einem bestimmten Datum anzeigt. Auf diese Weise unterscheidet sich auch die zukünftige Stundenplan-Prüfungsansicht von der zukünftigen Prüfungsansicht, welche eine konkrete Prüfung zu einem bestimmten Datum anzeigt. Die Hausaufgaben- und die Prüfungsansicht, welche sich auf ein Konkretes Datum beziehen, wird fortan als Konkrete-Hausaufgabenansicht bzw. Prüfungsansicht oder zusammengefasst als Konkrete-Ansichten bezeichnet. Das Wort „Ansicht“ bedeutet in diesem Fall, dass auf einer Seite des Gerätes alle eingefügten Aufgabenstellungen oder Lösungen zu sehen sind. <text:soft-page-break/>Vielmehr kann die Stundenplan-Hausaufgabenansicht als „Elternteil“ verstanden werden, diese „Elternansicht“ verweist auf alle Konkreten-Hausaufgabenansichten „Kinderansichten“ die existieren, somit sind die Konkreten-Ansichten die <text:s/>„Kinder der Elternansicht“. Aus diesem Grund kann von einer Kinderansicht auch mit einem „Backspace“ oder Zurück-Pfeil der App Bar, in die Elternansicht zurück navigiert werden, aber nicht umgekehrt.</text:p>
      <text:p text:style-name="P4"/>
      <text:p text:style-name="P4"/>
      <text:p text:style-name="P7">Erweiterung der Inhalte der Konkreten-Ansichten:</text:p>
      <text:p text:style-name="P4"/>
      <text:p text:style-name="P4">Die Konkreten-Ansichten werden angepasst, speziell die in einer Konkreten-Ansicht enthaltenen Bilder der Aufgabenstellungen und Lösungen werden verändert. Wie in Kapitel 3.3.x erklärt, kann der Prototyp der Hausaufgabenheft-Anwendung ein Bilder von einer im Gerät installierten Kamera aufnehmen und mit der Konkreten-Ansicht einer Hausaufgabe verbinden. Zukünftig sollen auch Bilder aus der Gallery, <text:s/>Dokumente aus dem Dateisystem des Gerätes und ein den Inhalt beschreibender Text eingefügt werden können. Gerade aufgenommene Bilder, Bilder aus der Gallery und Dokumente aus dem Dateisystem des Gerätes sind als Inhalt oder als Inhalte der Hausaufgaben zu verstehen. <text:s/>Die <text:s/>eingefügten <text:s/>Inhalte konnten bisher mit einer Stimme pro Benutzer bewertet werden. Jeder Benutzer kann genau eine Stimme für jeden vorhanden Inhalt abgeben. Der Inhalt kann positiv oder negativ bewertet werden und die Schülerin oder der Schüler erhält eine Auswertung dieser Bewertungen in Form einer genzen Zahl.</text:p>
      <text:p text:style-name="P4"/>
      <text:p text:style-name="P4"/>
      <text:p text:style-name="P7">Einführung der Kommentar-Chats:</text:p>
      <text:p text:style-name="P4"/>
      <text:p text:style-name="P4">Die Chat-Funktionalität der Konkreten-Ansichten wird angepasst. Bisher sollte für jede Hausaufgabe, mit allen Aufgabenstellungen und Lösungen, ein eigener Chat erzeugt werden. Zukünftig wird der Chat nicht mehr zu einer konkreten Hausaufgabe erzeugt, sondern er wird zu einem eingefügten Inhalt erzeugt. Die Chats erfüllen dann ehre die Funktion eines Kommentar-Chats. Ein Kommentar-Chat ist ein zu einem bestimmten Inhalt erzeugter Chat, indem der referenzierte Inhalt besprochen bzw. kommentiert werden kann. Navigiert eine Schülerin oder ein Schüler auf eine konkrete Hausaufgabe oder Prüfung, dann sind die Kommentar-Chats noch nicht geöffnet. Unterhalb der Inhalte sollen Schriftzüge erscheinen, die anzeigen wie oft ein Inhalt bis jetzt kommentiert wurde z.B. „Dieser Beitrag wurde 8 mal kommentiert“. Berührt der Benutzer diesen Schriftzug soll sich der Kommentar-Chat öffnen und der Benutzer kann die einzelnen Kommentare lesen oder einen eigenen Kommentar verfassen. <text:s text:c="4"/></text:p>
      <text:p text:style-name="P14"/>
      <text:p text:style-name="P3">Mindestens 30 Seiten bis hierher in gekürzter Form !</text:p>
      <text:p text:style-name="P3"/>
      <text:p text:style-name="P3">6 Grafiken und Programmcode</text:p>
      <text:p text:style-name="P3"/>
      <text:p text:style-name="P3"><text:soft-page-break/>7 Glossar</text:p>
      <text:p text:style-name="P3"/>
      <text:p text:style-name="P3">8 Literaturverzeichn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auptüberschriften" style:family="paragraph" style:parent-style-name="Heading_20_5" style:default-outline-level="" style:list-style-name="" style:master-page-name="">
      <style:paragraph-properties fo:margin-top="0.42cm" fo:margin-bottom="0.199cm" style:page-number="auto"/>
      <style:text-properties style:font-name="Times New Roman1" fo:font-size="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standartNumerierung">
      <text:list-level-style-number text:level="1" style:num-prefix="      " style:num-suffix=" " style:num-format="1">
        <style:list-level-properties text:list-level-position-and-space-mode="label-alignment">
          <style:list-level-label-alignment text:label-followed-by="space" fo:text-indent="-0.4cm" fo:margin-left="0.4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651cm" fo:margin-left="1.101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0.45cm" fo:margin-left="1.55cm"/>
        </style:list-level-properties>
      </text:list-level-style-number>
      <text:list-level-style-number text:level="4" style:num-prefix="      " style:num-suffix=" " style:num-format="1" text:display-levels="4">
        <style:list-level-properties text:list-level-position-and-space-mode="label-alignment">
          <style:list-level-label-alignment text:label-followed-by="space" fo:text-indent="-0.395cm" fo:margin-left="2cm"/>
        </style:list-level-properties>
      </text:list-level-style-number>
      <text:list-level-style-number text:level="5" style:num-prefix="      " style:num-suffix=" " style:num-format="1" text:display-levels="5">
        <style:list-level-properties text:list-level-position-and-space-mode="label-alignment">
          <style:list-level-label-alignment text:label-followed-by="space" fo:text-indent="-0.395cm" fo:margin-left="2.395cm"/>
        </style:list-level-properties>
      </text:list-level-style-number>
      <text:list-level-style-number text:level="6" style:num-prefix="      " style:num-suffix=" " style:num-format="1" text:display-levels="6">
        <style:list-level-properties text:list-level-position-and-space-mode="label-alignment">
          <style:list-level-label-alignment text:label-followed-by="space" fo:text-indent="-0.395cm" fo:margin-left="2.79cm"/>
        </style:list-level-properties>
      </text:list-level-style-number>
      <text:list-level-style-number text:level="7" style:num-prefix="      " style:num-suffix=" " style:num-format="1" text:display-levels="7">
        <style:list-level-properties text:list-level-position-and-space-mode="label-alignment">
          <style:list-level-label-alignment text:label-followed-by="space" fo:text-indent="-0.395cm" fo:margin-left="3.186cm"/>
        </style:list-level-properties>
      </text:list-level-style-number>
      <text:list-level-style-number text:level="8" style:num-prefix="      " style:num-suffix=" " style:num-format="1" text:display-levels="8">
        <style:list-level-properties text:list-level-position-and-space-mode="label-alignment">
          <style:list-level-label-alignment text:label-followed-by="space" fo:text-indent="-0.395cm" fo:margin-left="3.581cm"/>
        </style:list-level-properties>
      </text:list-level-style-number>
      <text:list-level-style-number text:level="9" style:num-prefix="      " style:num-suffix=" " style:num-format="1" text:display-levels="9">
        <style:list-level-properties text:list-level-position-and-space-mode="label-alignment">
          <style:list-level-label-alignment text:label-followed-by="space" fo:text-indent="-0.395cm" fo:margin-left="3.976cm"/>
        </style:list-level-properties>
      </text:list-level-style-number>
      <text:list-level-style-number text:level="10" style:num-prefix="      " style:num-suffix=" " style:num-format="1" text:display-levels="10">
        <style:list-level-properties text:list-level-position-and-space-mode="label-alignment">
          <style:list-level-label-alignment text:label-followed-by="space" fo:text-indent="-0.395cm" fo:margin-left="4.37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6H26M42S</meta:editing-duration>
    <meta:editing-cycles>39</meta:editing-cycles>
    <meta:generator>OpenOffice/4.1.2$Win32 OpenOffice.org_project/412m3$Build-9782</meta:generator>
    <dc:date>2016-08-10T13:36:17.87</dc:date>
    <dc:creator>jason statham</dc:creator>
    <meta:document-statistic meta:table-count="0" meta:image-count="0" meta:object-count="0" meta:page-count="29" meta:paragraph-count="321" meta:word-count="7946" meta:character-count="62693"/>
    <meta:user-defined meta:name="Info 1"/>
    <meta:user-defined meta:name="Info 2"/>
    <meta:user-defined meta:name="Info 3"/>
    <meta:user-defined meta:name="Info 4"/>
  </office:meta>
</office:document-meta>
</file>